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"/>
    <style:font-face style:name="Liberation Serif" svg:font-family="'Liberation Serif'"/>
    <style:font-face style:name="Verdana" svg:font-family="Verdana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39cm" fo:margin-left="-0.016cm" table:align="left" style:may-break-between-rows="true" style:writing-mode="lr-tb"/>
    </style:style>
    <style:style style:name="Table1.A" style:family="table-column">
      <style:table-column-properties style:column-width="3.678cm"/>
    </style:style>
    <style:style style:name="Table1.B" style:family="table-column">
      <style:table-column-properties style:column-width="7.62cm"/>
    </style:style>
    <style:style style:name="Table1.C" style:family="table-column">
      <style:table-column-properties style:column-width="5.741cm"/>
    </style:style>
    <style:style style:name="Table1.1" style:family="table-row">
      <style:table-row-properties style:min-row-height="0.6cm"/>
    </style:style>
    <style:style style:name="Table1.A1" style:family="table-cell">
      <style:table-cell-properties fo:background-color="#4f81bd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.C1" style:family="table-cell">
      <style:table-cell-properties fo:background-color="#4f81bd" fo:padding-left="0.191cm" fo:padding-right="0.191cm" fo:padding-top="0cm" fo:padding-bottom="0cm" fo:border="1pt solid #808080" fo:vertical-align="top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.C2" style:family="table-cell">
      <style:table-cell-properties fo:background-color="#ffffff" fo:padding-left="0.191cm" fo:padding-right="0.191cm" fo:padding-top="0cm" fo:padding-bottom="0cm" fo:border="1pt solid #808080" fo:vertical-align="top">
        <style:background-image/>
      </style:table-cell-properties>
    </style:style>
    <style:style style:name="Table2" style:family="table">
      <style:table-properties style:width="16.983cm" fo:margin-left="0cm" table:align="left" style:may-break-between-rows="true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5.967cm"/>
    </style:style>
    <style:style style:name="Table2.C" style:family="table-column">
      <style:table-column-properties style:column-width="3.558cm"/>
    </style:style>
    <style:style style:name="Table2.D" style:family="table-column">
      <style:table-column-properties style:column-width="3.965cm"/>
    </style:style>
    <style:style style:name="Table2.1" style:family="table-row">
      <style:table-row-properties style:min-row-height="0.474cm"/>
    </style:style>
    <style:style style:name="Table2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2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2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2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2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2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9" style:family="table">
      <style:table-properties style:width="16.983cm" fo:margin-left="0cm" table:align="left" style:may-break-between-rows="true" style:writing-mode="lr-tb"/>
    </style:style>
    <style:style style:name="Table9.A" style:family="table-column">
      <style:table-column-properties style:column-width="3.493cm"/>
    </style:style>
    <style:style style:name="Table9.B" style:family="table-column">
      <style:table-column-properties style:column-width="5.967cm"/>
    </style:style>
    <style:style style:name="Table9.C" style:family="table-column">
      <style:table-column-properties style:column-width="3.558cm"/>
    </style:style>
    <style:style style:name="Table9.D" style:family="table-column">
      <style:table-column-properties style:column-width="3.965cm"/>
    </style:style>
    <style:style style:name="Table9.1" style:family="table-row">
      <style:table-row-properties style:min-row-height="0.474cm"/>
    </style:style>
    <style:style style:name="Table9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9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9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9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9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9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9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9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9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9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5" style:family="table">
      <style:table-properties style:width="16.983cm" fo:margin-left="0cm" table:align="left" style:may-break-between-rows="true" style:writing-mode="lr-tb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5.967cm"/>
    </style:style>
    <style:style style:name="Table5.C" style:family="table-column">
      <style:table-column-properties style:column-width="3.558cm"/>
    </style:style>
    <style:style style:name="Table5.D" style:family="table-column">
      <style:table-column-properties style:column-width="3.965cm"/>
    </style:style>
    <style:style style:name="Table5.1" style:family="table-row">
      <style:table-row-properties style:min-row-height="0.474cm"/>
    </style:style>
    <style:style style:name="Table5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5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5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5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5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5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5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5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5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5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3" style:family="table">
      <style:table-properties style:width="16.983cm" fo:margin-left="0cm" table:align="left" style:may-break-between-rows="true" style:writing-mode="lr-tb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5.967cm"/>
    </style:style>
    <style:style style:name="Table3.C" style:family="table-column">
      <style:table-column-properties style:column-width="3.558cm"/>
    </style:style>
    <style:style style:name="Table3.D" style:family="table-column">
      <style:table-column-properties style:column-width="3.965cm"/>
    </style:style>
    <style:style style:name="Table3.1" style:family="table-row">
      <style:table-row-properties style:min-row-height="0.474cm"/>
    </style:style>
    <style:style style:name="Table3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3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3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3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3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3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3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3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4" style:family="table">
      <style:table-properties style:width="16.983cm" fo:margin-left="0cm" table:align="left" style:may-break-between-rows="true" style:writing-mode="lr-tb"/>
    </style:style>
    <style:style style:name="Table4.A" style:family="table-column">
      <style:table-column-properties style:column-width="3.493cm"/>
    </style:style>
    <style:style style:name="Table4.B" style:family="table-column">
      <style:table-column-properties style:column-width="5.967cm"/>
    </style:style>
    <style:style style:name="Table4.C" style:family="table-column">
      <style:table-column-properties style:column-width="3.558cm"/>
    </style:style>
    <style:style style:name="Table4.D" style:family="table-column">
      <style:table-column-properties style:column-width="3.965cm"/>
    </style:style>
    <style:style style:name="Table4.1" style:family="table-row">
      <style:table-row-properties style:min-row-height="0.474cm"/>
    </style:style>
    <style:style style:name="Table4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4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4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4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4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4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4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4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4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4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0" style:family="table">
      <style:table-properties style:width="16.983cm" fo:margin-left="0cm" table:align="left" style:may-break-between-rows="true" style:writing-mode="lr-tb"/>
    </style:style>
    <style:style style:name="Table10.A" style:family="table-column">
      <style:table-column-properties style:column-width="3.493cm"/>
    </style:style>
    <style:style style:name="Table10.B" style:family="table-column">
      <style:table-column-properties style:column-width="5.967cm"/>
    </style:style>
    <style:style style:name="Table10.C" style:family="table-column">
      <style:table-column-properties style:column-width="3.558cm"/>
    </style:style>
    <style:style style:name="Table10.D" style:family="table-column">
      <style:table-column-properties style:column-width="3.965cm"/>
    </style:style>
    <style:style style:name="Table10.1" style:family="table-row">
      <style:table-row-properties style:min-row-height="0.474cm"/>
    </style:style>
    <style:style style:name="Table10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0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0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0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0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0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0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0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0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0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1" style:family="table">
      <style:table-properties style:width="16.983cm" fo:margin-left="0cm" table:align="left" style:may-break-between-rows="true" style:writing-mode="lr-tb"/>
    </style:style>
    <style:style style:name="Table11.A" style:family="table-column">
      <style:table-column-properties style:column-width="3.493cm"/>
    </style:style>
    <style:style style:name="Table11.B" style:family="table-column">
      <style:table-column-properties style:column-width="5.967cm"/>
    </style:style>
    <style:style style:name="Table11.C" style:family="table-column">
      <style:table-column-properties style:column-width="3.558cm"/>
    </style:style>
    <style:style style:name="Table11.D" style:family="table-column">
      <style:table-column-properties style:column-width="3.965cm"/>
    </style:style>
    <style:style style:name="Table11.1" style:family="table-row">
      <style:table-row-properties style:min-row-height="0.474cm"/>
    </style:style>
    <style:style style:name="Table11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1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1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1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1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1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1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1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1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1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2" style:family="table">
      <style:table-properties style:width="16.983cm" fo:margin-left="0cm" table:align="left" style:may-break-between-rows="true" style:writing-mode="lr-tb"/>
    </style:style>
    <style:style style:name="Table12.A" style:family="table-column">
      <style:table-column-properties style:column-width="3.493cm"/>
    </style:style>
    <style:style style:name="Table12.B" style:family="table-column">
      <style:table-column-properties style:column-width="5.967cm"/>
    </style:style>
    <style:style style:name="Table12.C" style:family="table-column">
      <style:table-column-properties style:column-width="3.558cm"/>
    </style:style>
    <style:style style:name="Table12.D" style:family="table-column">
      <style:table-column-properties style:column-width="3.965cm"/>
    </style:style>
    <style:style style:name="Table12.1" style:family="table-row">
      <style:table-row-properties style:min-row-height="0.474cm"/>
    </style:style>
    <style:style style:name="Table12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2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2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2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2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2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2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2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2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2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3" style:family="table">
      <style:table-properties style:width="16.983cm" fo:margin-left="0cm" table:align="left" style:may-break-between-rows="true" style:writing-mode="lr-tb"/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5.967cm"/>
    </style:style>
    <style:style style:name="Table13.C" style:family="table-column">
      <style:table-column-properties style:column-width="3.558cm"/>
    </style:style>
    <style:style style:name="Table13.D" style:family="table-column">
      <style:table-column-properties style:column-width="3.965cm"/>
    </style:style>
    <style:style style:name="Table13.1" style:family="table-row">
      <style:table-row-properties style:min-row-height="0.474cm"/>
    </style:style>
    <style:style style:name="Table13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3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3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3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3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3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3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3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3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3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4" style:family="table">
      <style:table-properties style:width="16.983cm" fo:margin-left="0cm" table:align="left" style:may-break-between-rows="true" style:writing-mode="lr-tb"/>
    </style:style>
    <style:style style:name="Table14.A" style:family="table-column">
      <style:table-column-properties style:column-width="3.493cm"/>
    </style:style>
    <style:style style:name="Table14.B" style:family="table-column">
      <style:table-column-properties style:column-width="5.967cm"/>
    </style:style>
    <style:style style:name="Table14.C" style:family="table-column">
      <style:table-column-properties style:column-width="3.558cm"/>
    </style:style>
    <style:style style:name="Table14.D" style:family="table-column">
      <style:table-column-properties style:column-width="3.965cm"/>
    </style:style>
    <style:style style:name="Table14.1" style:family="table-row">
      <style:table-row-properties style:min-row-height="0.474cm"/>
    </style:style>
    <style:style style:name="Table14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4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4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4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4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4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4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4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4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4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5" style:family="table">
      <style:table-properties style:width="16.983cm" fo:margin-left="0cm" table:align="left" style:may-break-between-rows="true" style:writing-mode="lr-tb"/>
    </style:style>
    <style:style style:name="Table15.A" style:family="table-column">
      <style:table-column-properties style:column-width="3.493cm"/>
    </style:style>
    <style:style style:name="Table15.B" style:family="table-column">
      <style:table-column-properties style:column-width="5.967cm"/>
    </style:style>
    <style:style style:name="Table15.C" style:family="table-column">
      <style:table-column-properties style:column-width="3.558cm"/>
    </style:style>
    <style:style style:name="Table15.D" style:family="table-column">
      <style:table-column-properties style:column-width="3.965cm"/>
    </style:style>
    <style:style style:name="Table15.1" style:family="table-row">
      <style:table-row-properties style:min-row-height="0.474cm"/>
    </style:style>
    <style:style style:name="Table15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5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5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5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5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5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5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5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5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5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6" style:family="table">
      <style:table-properties style:width="16.983cm" fo:margin-left="0cm" table:align="left" style:may-break-between-rows="true" style:writing-mode="lr-tb"/>
    </style:style>
    <style:style style:name="Table16.A" style:family="table-column">
      <style:table-column-properties style:column-width="3.493cm"/>
    </style:style>
    <style:style style:name="Table16.B" style:family="table-column">
      <style:table-column-properties style:column-width="5.967cm"/>
    </style:style>
    <style:style style:name="Table16.C" style:family="table-column">
      <style:table-column-properties style:column-width="3.558cm"/>
    </style:style>
    <style:style style:name="Table16.D" style:family="table-column">
      <style:table-column-properties style:column-width="3.965cm"/>
    </style:style>
    <style:style style:name="Table16.1" style:family="table-row">
      <style:table-row-properties style:min-row-height="0.474cm"/>
    </style:style>
    <style:style style:name="Table16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6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6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6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6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6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6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6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6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6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7" style:family="table">
      <style:table-properties style:width="16.983cm" fo:margin-left="0cm" table:align="left" style:may-break-between-rows="true" style:writing-mode="lr-tb"/>
    </style:style>
    <style:style style:name="Table17.A" style:family="table-column">
      <style:table-column-properties style:column-width="3.493cm"/>
    </style:style>
    <style:style style:name="Table17.B" style:family="table-column">
      <style:table-column-properties style:column-width="5.967cm"/>
    </style:style>
    <style:style style:name="Table17.C" style:family="table-column">
      <style:table-column-properties style:column-width="3.558cm"/>
    </style:style>
    <style:style style:name="Table17.D" style:family="table-column">
      <style:table-column-properties style:column-width="3.965cm"/>
    </style:style>
    <style:style style:name="Table17.1" style:family="table-row">
      <style:table-row-properties style:min-row-height="0.474cm"/>
    </style:style>
    <style:style style:name="Table17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7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7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7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7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7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7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7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7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7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8" style:family="table">
      <style:table-properties style:width="16.983cm" fo:margin-left="0cm" table:align="left" style:may-break-between-rows="true" style:writing-mode="lr-tb"/>
    </style:style>
    <style:style style:name="Table18.A" style:family="table-column">
      <style:table-column-properties style:column-width="3.493cm"/>
    </style:style>
    <style:style style:name="Table18.B" style:family="table-column">
      <style:table-column-properties style:column-width="5.967cm"/>
    </style:style>
    <style:style style:name="Table18.C" style:family="table-column">
      <style:table-column-properties style:column-width="3.558cm"/>
    </style:style>
    <style:style style:name="Table18.D" style:family="table-column">
      <style:table-column-properties style:column-width="3.965cm"/>
    </style:style>
    <style:style style:name="Table18.1" style:family="table-row">
      <style:table-row-properties style:min-row-height="0.474cm"/>
    </style:style>
    <style:style style:name="Table18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8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8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8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8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8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8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8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8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8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9" style:family="table">
      <style:table-properties style:width="16.983cm" fo:margin-left="0cm" table:align="left" style:may-break-between-rows="true" style:writing-mode="lr-tb"/>
    </style:style>
    <style:style style:name="Table19.A" style:family="table-column">
      <style:table-column-properties style:column-width="3.493cm"/>
    </style:style>
    <style:style style:name="Table19.B" style:family="table-column">
      <style:table-column-properties style:column-width="5.967cm"/>
    </style:style>
    <style:style style:name="Table19.C" style:family="table-column">
      <style:table-column-properties style:column-width="3.558cm"/>
    </style:style>
    <style:style style:name="Table19.D" style:family="table-column">
      <style:table-column-properties style:column-width="3.965cm"/>
    </style:style>
    <style:style style:name="Table19.1" style:family="table-row">
      <style:table-row-properties style:min-row-height="0.474cm"/>
    </style:style>
    <style:style style:name="Table19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9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9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9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9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9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9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9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9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9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20" style:family="table">
      <style:table-properties style:width="16.983cm" fo:margin-left="0cm" table:align="left" style:may-break-between-rows="true" style:writing-mode="lr-tb"/>
    </style:style>
    <style:style style:name="Table20.A" style:family="table-column">
      <style:table-column-properties style:column-width="3.493cm"/>
    </style:style>
    <style:style style:name="Table20.B" style:family="table-column">
      <style:table-column-properties style:column-width="5.967cm"/>
    </style:style>
    <style:style style:name="Table20.C" style:family="table-column">
      <style:table-column-properties style:column-width="3.558cm"/>
    </style:style>
    <style:style style:name="Table20.D" style:family="table-column">
      <style:table-column-properties style:column-width="3.965cm"/>
    </style:style>
    <style:style style:name="Table20.1" style:family="table-row">
      <style:table-row-properties style:min-row-height="0.474cm"/>
    </style:style>
    <style:style style:name="Table20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20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0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0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20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20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0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0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20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20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6" style:family="table">
      <style:table-properties style:width="16.983cm" fo:margin-left="0cm" table:align="left" style:may-break-between-rows="true" style:writing-mode="lr-tb"/>
    </style:style>
    <style:style style:name="Table6.A" style:family="table-column">
      <style:table-column-properties style:column-width="3.493cm"/>
    </style:style>
    <style:style style:name="Table6.B" style:family="table-column">
      <style:table-column-properties style:column-width="5.967cm"/>
    </style:style>
    <style:style style:name="Table6.C" style:family="table-column">
      <style:table-column-properties style:column-width="3.558cm"/>
    </style:style>
    <style:style style:name="Table6.D" style:family="table-column">
      <style:table-column-properties style:column-width="3.965cm"/>
    </style:style>
    <style:style style:name="Table6.1" style:family="table-row">
      <style:table-row-properties style:min-row-height="0.474cm"/>
    </style:style>
    <style:style style:name="Table6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6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6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6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6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6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6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6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6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6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7" style:family="table">
      <style:table-properties style:width="16.983cm" fo:margin-left="0cm" table:align="left" style:may-break-between-rows="true" style:writing-mode="lr-tb"/>
    </style:style>
    <style:style style:name="Table7.A" style:family="table-column">
      <style:table-column-properties style:column-width="3.493cm"/>
    </style:style>
    <style:style style:name="Table7.B" style:family="table-column">
      <style:table-column-properties style:column-width="5.967cm"/>
    </style:style>
    <style:style style:name="Table7.C" style:family="table-column">
      <style:table-column-properties style:column-width="3.558cm"/>
    </style:style>
    <style:style style:name="Table7.D" style:family="table-column">
      <style:table-column-properties style:column-width="3.965cm"/>
    </style:style>
    <style:style style:name="Table7.1" style:family="table-row">
      <style:table-row-properties style:min-row-height="0.474cm"/>
    </style:style>
    <style:style style:name="Table7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7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7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7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7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7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7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7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7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7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8" style:family="table">
      <style:table-properties style:width="16.983cm" fo:margin-left="0cm" table:align="left" style:may-break-between-rows="true" style:writing-mode="lr-tb"/>
    </style:style>
    <style:style style:name="Table8.A" style:family="table-column">
      <style:table-column-properties style:column-width="3.493cm"/>
    </style:style>
    <style:style style:name="Table8.B" style:family="table-column">
      <style:table-column-properties style:column-width="5.967cm"/>
    </style:style>
    <style:style style:name="Table8.C" style:family="table-column">
      <style:table-column-properties style:column-width="3.558cm"/>
    </style:style>
    <style:style style:name="Table8.D" style:family="table-column">
      <style:table-column-properties style:column-width="3.965cm"/>
    </style:style>
    <style:style style:name="Table8.1" style:family="table-row">
      <style:table-row-properties style:min-row-height="0.474cm"/>
    </style:style>
    <style:style style:name="Table8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8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8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8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8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8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8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8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8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8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end" style:justify-single-word="false"/>
      <style:text-properties fo:color="#000000" style:font-name="Liberation Serif" fo:font-size="36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style:text-underline-style="solid" style:text-underline-type="double" style:text-underline-width="auto" style:text-underline-color="font-color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21.59cm" style:type="right" style:leader-style="dotted" style:leader-text=".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end" style:justify-single-word="false"/>
      <style:text-properties fo:font-variant="small-caps" fo:color="#7a0019" style:font-name="Verdana" fo:font-size="22pt" fo:font-weight="bold" fo:background-color="transparent" style:font-name-asian="Verdana" style:font-name-complex="Verdana"/>
    </style:style>
    <style:style style:name="P13" style:family="paragraph" style:parent-style-name="Standard">
      <style:paragraph-properties fo:line-height="100%" fo:text-align="justify" style:justify-single-word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14" style:family="paragraph" style:parent-style-name="Standard">
      <style:paragraph-properties fo:line-height="100%" fo:text-align="justify" style:justify-single-word="false"/>
      <style:text-properties fo:color="#ffffff" style:font-name="Liberation Serif" fo:font-size="12pt" fo:font-weight="bold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17" style:family="paragraph" style:parent-style-name="Standard">
      <style:paragraph-properties fo:margin-top="0.212cm" fo:margin-bottom="0.212cm" fo:line-height="100%" fo:text-align="start" style:justify-single-word="false">
        <style:tab-stops>
          <style:tab-stop style:position="21.59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0.212cm" fo:margin-bottom="0.212cm" fo:line-height="100%" fo:text-align="start" style:justify-single-word="false">
        <style:tab-stops>
          <style:tab-stop style:position="21.59cm" style:type="right" style:leader-style="dotted" style:leader-text="."/>
        </style:tab-stops>
      </style:paragraph-properties>
      <style:text-properties fo:color="#000080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19" style:family="paragraph" style:parent-style-name="Standard">
      <style:paragraph-properties fo:margin-top="0.423cm" fo:margin-bottom="0.106cm" fo:line-height="100%" fo:text-align="justify" style:justify-single-word="false"/>
    </style:style>
    <style:style style:name="P20" style:family="paragraph" style:parent-style-name="Standard">
      <style:paragraph-properties fo:margin-top="0.423cm" fo:margin-bottom="0.106cm" fo:line-height="100%" fo:text-align="justify" style:justify-single-word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21" style:family="paragraph" style:parent-style-name="Standard">
      <style:paragraph-properties fo:margin-top="0.423cm" fo:margin-bottom="0.106cm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2" style:family="paragraph" style:parent-style-name="Standard">
      <style:paragraph-properties fo:margin-top="0.423cm" fo:margin-bottom="0.106cm" fo:line-height="100%" fo:text-align="justify" style:justify-single-word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23" style:family="paragraph" style:parent-style-name="Standard">
      <style:paragraph-properties fo:margin-top="0.423cm" fo:margin-bottom="0.106cm" fo:line-height="100%" fo:text-align="justify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24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</style:style>
    <style:style style:name="P25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6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27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fo:color="#000000" style:font-name="Liberation Serif" fo:font-size="12pt" fo:font-weight="normal" fo:background-color="transparent" style:font-name-asian="Liberation Serif" style:font-weight-asian="normal" style:font-name-complex="Liberation Serif" style:font-weight-complex="normal"/>
    </style:style>
    <style:style style:name="P28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29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</style:style>
    <style:style style:name="P30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31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2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4" style:family="paragraph" style:parent-style-name="Standard">
      <style:paragraph-properties fo:margin-left="0cm" fo:margin-right="0cm" fo:margin-top="0.423cm" fo:margin-bottom="0.106cm" fo:line-height="100%" fo:text-align="justify" style:justify-single-word="false" fo:text-indent="0cm" style:auto-text-indent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bold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T1" style:family="text">
      <style:text-properties fo:color="#000000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T2" style:family="text">
      <style:text-properties fo:color="#000000" style:font-name="Liberation Serif" fo:font-size="12pt" fo:font-weight="bold" fo:background-color="transparent" style:font-name-asian="Liberation Serif" style:font-name-complex="Liberation Serif"/>
    </style:style>
    <style:style style:name="T3" style:family="text">
      <style:text-properties fo:color="#000000" style:font-name="Liberation Serif" fo:font-size="12pt" fo:font-weight="bold" fo:background-color="transparent" style:font-name-asian="Liberation Serif" style:font-weight-asian="normal" style:font-name-complex="Liberation Serif" style:font-weight-complex="normal"/>
    </style:style>
    <style:style style:name="T4" style:family="text">
      <style:text-properties fo:color="#000000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T5" style:family="text"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T6" style:family="text">
      <style:text-properties fo:color="#000000" style:font-name="Liberation Serif" fo:font-size="12pt" fo:font-weight="normal" fo:background-color="transparent" style:font-name-asian="Liberation Serif" style:font-weight-asian="normal" style:font-name-complex="Liberation Serif" style:font-weight-complex="normal"/>
    </style:style>
    <style:style style:name="T7" style:family="text">
      <style:text-properties fo:color="#000000" style:font-name="Liberation Serif" fo:font-size="12pt" fo:background-color="transparent" style:font-name-asian="Liberation Serif" style:font-name-complex="Liberation Serif"/>
    </style:style>
    <style:style style:name="T8" style:family="text">
      <style:text-properties fo:color="#000000" style:font-name="Liberation Serif" fo:font-size="12pt" style:text-underline-style="none" fo:font-weight="normal" fo:background-color="transparent" style:font-name-asian="Liberation Serif" style:font-name-complex="Liberation Serif"/>
    </style:style>
    <style:style style:name="T9" style:family="text">
      <style:text-properties fo:color="#000000" style:font-name="Liberation Serif" fo:font-size="12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T10" style:family="text">
      <style:text-properties fo:color="#000000" style:font-name="Verdana" fo:font-size="12pt" fo:font-weight="normal" fo:background-color="transparent" style:font-name-asian="Verdana" style:font-name-complex="Verdana"/>
    </style:style>
    <style:style style:name="T11" style:family="text">
      <style:text-properties fo:color="#000080" style:font-name="Liberation Serif" fo:font-size="12pt" fo:font-weight="bold" fo:background-color="transparent" style:font-name-asian="Liberation Serif" style:font-name-complex="Liberation Serif"/>
    </style:style>
    <style:style style:name="T12" style:family="text">
      <style:text-properties fo:color="#000080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T13" style:family="text"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T14" style:family="text">
      <style:text-properties fo:color="#7a0019" style:font-name="Verdana" fo:font-size="12pt" fo:font-weight="normal" fo:background-color="transparent" style:font-name-asian="Verdana" style:font-name-complex="Verdana"/>
    </style:style>
    <style:style style:name="T15" style:family="text">
      <style:text-properties style:font-name-asian="Liberation Serif2" style:font-name-complex="Liberation Serif2" style:font-size-complex="10pt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fo:font-size="12pt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weight-asian="bold" style:font-weight-complex="bold"/>
    </style:style>
    <style:style style:name="T20" style:family="text">
      <style:text-properties fo:color="#0000ff" style:font-name="Liberation Serif" fo:font-size="12pt" fo:font-weight="bold" fo:background-color="transparent" style:font-name-asian="Liberation Serif" style:font-name-complex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8"/>
      <text:p text:style-name="P8"/>
      <text:p text:style-name="P8"/>
      <text:p text:style-name="P8"/>
      <text:p text:style-name="P8"/>
      <text:p text:style-name="P2">SoccerKids</text:p>
      <text:p text:style-name="P12">Use Case Documen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13"><text:soft-page-break/></text:p>
      <text:p text:style-name="P13">Table Of Contents</text:p>
      <text:p text:style-name="P13"/>
      <text:p text:style-name="P17"><text:a xlink:type="simple" xlink:href="#__RefHeading__2321_60141352"><text:span text:style-name="T1">Use Case Name Details </text:span></text:a><text:span text:style-name="T2"><text:tab/></text:span><text:span text:style-name="T11">1</text:span></text:p>
      <text:p text:style-name="P17"><text:a xlink:type="simple" xlink:href="#__RefHeading__2323_60141352"><text:span text:style-name="T1">Use Case <text:s/>Table Of Contents </text:span></text:a><text:span text:style-name="T2"><text:tab/></text:span><text:span text:style-name="T20">2</text:span></text:p>
      <text:p text:style-name="P17"><text:a xlink:type="simple" xlink:href="#__RefHeading__2323_60141352"><text:span text:style-name="T1">Use Case <text:s/>Name Details </text:span></text:a><text:span text:style-name="T2"><text:tab/></text:span><text:span text:style-name="T20">3</text:span></text:p>
      <text:p text:style-name="P17"><text:a xlink:type="simple" xlink:href="#__RefHeading__2327_60141352"><text:span text:style-name="T1">Use case 1:</text:span></text:a><text:a xlink:type="simple" xlink:href="#__RefHeading__2327_60141352"><text:span text:style-name="T12"> </text:span></text:a><text:span text:style-name="T1">Home</text:span><text:a xlink:type="simple" xlink:href="#__RefHeading__2327_60141352"><text:span text:style-name="T12"> </text:span></text:a><text:span text:style-name="T2"><text:tab/></text:span><text:span text:style-name="T11">4</text:span></text:p>
      <text:p text:style-name="P17"><text:a xlink:type="simple" xlink:href="#__RefHeading__2325_60141352"><text:span text:style-name="T1">Use Case 2: Login </text:span></text:a><text:span text:style-name="T2"><text:tab/></text:span><text:span text:style-name="T11">5</text:span></text:p>
      <text:p text:style-name="P17"><text:a xlink:type="simple" xlink:href="#__RefHeading__2327_60141352"><text:span text:style-name="T1">Use case 3:</text:span></text:a><text:a xlink:type="simple" xlink:href="#__RefHeading__2327_60141352"><text:span text:style-name="T12"> </text:span></text:a><text:span text:style-name="T1">Registration page</text:span><text:a xlink:type="simple" xlink:href="#__RefHeading__2327_60141352"><text:span text:style-name="T12"> </text:span></text:a><text:span text:style-name="T2"><text:tab/></text:span><text:span text:style-name="T11">6</text:span></text:p>
      <text:p text:style-name="P17"><text:a xlink:type="simple" xlink:href="#__RefHeading__2329_60141352"><text:span text:style-name="T1">Use case 4:</text:span></text:a><text:a xlink:type="simple" xlink:href="#__RefHeading__2329_60141352"><text:span text:style-name="T12"> </text:span></text:a><text:span text:style-name="T1">Account Setup</text:span><text:span text:style-name="T2"><text:tab/></text:span><text:span text:style-name="T11">7</text:span></text:p>
      <text:p text:style-name="P17"><text:a xlink:type="simple" xlink:href="#__RefHeading__2331_60141352"><text:span text:style-name="T1">Use Case 5: Contact Info </text:span></text:a><text:span text:style-name="T2"><text:tab/></text:span><text:span text:style-name="T11">8</text:span></text:p>
      <text:p text:style-name="P17"><text:a xlink:type="simple" xlink:href="#__RefHeading__2333_60141352"><text:span text:style-name="T1">Use Case 6: Forgot Your Password </text:span></text:a><text:span text:style-name="T2"><text:tab/></text:span><text:span text:style-name="T1">9</text:span></text:p>
      <text:p text:style-name="P17"><text:a xlink:type="simple" xlink:href="#__RefHeading__2335_60141352"><text:span text:style-name="T1">Use Case 7: Reset Your Password </text:span></text:a><text:span text:style-name="T2"><text:tab/></text:span><text:span text:style-name="T12">10</text:span></text:p>
      <text:p text:style-name="P17"><text:a xlink:type="simple" xlink:href="#__RefHeading__2337_60141352"><text:span text:style-name="T1">Use case 8: Member Add Email ID For Notification </text:span></text:a><text:span text:style-name="T2"><text:tab/></text:span><text:span text:style-name="T11">11</text:span></text:p>
      <text:p text:style-name="P17"><text:a xlink:type="simple" xlink:href="#__RefHeading__2339_60141352"><text:span text:style-name="T1">Use case 9: Program List </text:span></text:a><text:span text:style-name="T2"><text:tab/></text:span><text:a xlink:type="simple" xlink:href="#__RefHeading__2339_60141352"><text:span text:style-name="T12">1</text:span></text:a><text:span text:style-name="T12">2</text:span></text:p>
      <text:p text:style-name="P17"><text:a xlink:type="simple" xlink:href="#__RefHeading__2343_60141352"><text:span text:style-name="T1">Use case 10: Program Category Details </text:span></text:a><text:span text:style-name="T2"><text:tab/></text:span><text:span text:style-name="T11">13</text:span></text:p>
      <text:p text:style-name="P17"><text:a xlink:type="simple" xlink:href="#__RefHeading__2343_60141352"><text:span text:style-name="T1">Use case 11: Program Full Schedules </text:span></text:a><text:span text:style-name="T2"><text:tab/></text:span><text:span text:style-name="T11">14</text:span></text:p>
      <text:p text:style-name="P17"><text:a xlink:type="simple" xlink:href="#__RefHeading__2345_60141352"><text:span text:style-name="T1">Use case 12: Program Details Page </text:span></text:a><text:span text:style-name="T2"><text:tab/></text:span><text:span text:style-name="T11">15</text:span></text:p>
      <text:p text:style-name="P17"><text:span text:style-name="T2"><text:s/></text:span><text:a xlink:type="simple" xlink:href="#__RefHeading__2347_60141352"><text:span text:style-name="T1">Use case 13:Member Logged In &amp; Have Registrants </text:span></text:a><text:span text:style-name="T2"><text:tab/></text:span><text:span text:style-name="T11">16</text:span></text:p>
      <text:p text:style-name="P17"><text:a xlink:type="simple" xlink:href="#__RefHeading__2349_60141352"><text:span text:style-name="T1">Use case 14: Member By Step By Step <text:s/></text:span></text:a><text:span text:style-name="T2"><text:tab/></text:span><text:span text:style-name="T11">17</text:span></text:p>
      <text:p text:style-name="P17"><text:a xlink:type="simple" xlink:href="#__RefHeading__2351_60141352"><text:span text:style-name="T1">Use case 15: Online Store <text:s/></text:span></text:a><text:span text:style-name="T2"><text:tab/></text:span><text:span text:style-name="T11">18</text:span></text:p>
      <text:p text:style-name="P17"><text:a xlink:type="simple" xlink:href="#__RefHeading__2353_60141352"><text:span text:style-name="T1">Use case 16: Large Image View </text:span></text:a><text:span text:style-name="T2"><text:tab/></text:span><text:span text:style-name="T11">19</text:span></text:p>
      <text:p text:style-name="P17"><text:a xlink:type="simple" xlink:href="#__RefHeading__2355_60141352"><text:span text:style-name="T9">Use case 17: Over view </text:span></text:a><text:span text:style-name="T2"><text:tab/>20</text:span></text:p>
      <text:p text:style-name="P17"><text:a xlink:type="simple" xlink:href="#__RefHeading__2355_60141352"><text:span text:style-name="T1">Use case 17: Checkout Page </text:span></text:a><text:span text:style-name="T2"><text:tab/>21</text:span></text:p>
      <text:p text:style-name="P17"><text:a xlink:type="simple" xlink:href="#__RefHeading__2357_60141352"><text:span text:style-name="T1">Use case 18: Thanks Page </text:span></text:a><text:span text:style-name="T2"><text:tab/>22</text:span>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1"/>
      <text:p text:style-name="P11"/>
      <text:p text:style-name="P11"/>
      <text:p text:style-name="P20"><text:tab/></text:p>
      <text:p text:style-name="P20">Use Case Name Details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UseCaseID</text:p>
          </table:table-cell>
          <table:table-cell table:style-name="Table1.A1" office:value-type="string">
            <text:p text:style-name="P14">Usecasename</text:p>
          </table:table-cell>
          <table:table-cell table:style-name="Table1.C1" office:value-type="string">
            <text:p text:style-name="P14">PrimaryActor</text:p>
          </table:table-cell>
        </table:table-row>
        <table:table-row>
          <table:table-cell table:style-name="Table1.A2" office:value-type="string">
            <text:p text:style-name="P3">UC_<text:span text:style-name="T19">SKS</text:span>_001</text:p>
          </table:table-cell>
          <table:table-cell table:style-name="Table1.A2" office:value-type="string">
            <text:p text:style-name="P3">Hom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02</text:p>
          </table:table-cell>
          <table:table-cell table:style-name="Table1.A2" office:value-type="string">
            <text:p text:style-name="P3">Login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03</text:p>
          </table:table-cell>
          <table:table-cell table:style-name="Table1.A2" office:value-type="string">
            <text:p text:style-name="P4">Registration Pag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04</text:p>
          </table:table-cell>
          <table:table-cell table:style-name="Table1.A2" office:value-type="string">
            <text:p text:style-name="P4">Account Setup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05</text:p>
          </table:table-cell>
          <table:table-cell table:style-name="Table1.A2" office:value-type="string">
            <text:p text:style-name="P3">Contact Info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06</text:p>
          </table:table-cell>
          <table:table-cell table:style-name="Table1.A2" office:value-type="string">
            <text:p text:style-name="P3">Forgot your password 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07</text:p>
          </table:table-cell>
          <table:table-cell table:style-name="Table1.A2" office:value-type="string">
            <text:p text:style-name="P3">Reset your password 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08</text:p>
          </table:table-cell>
          <table:table-cell table:style-name="Table1.A2" office:value-type="string">
            <text:p text:style-name="P3">Members Add Email id for Notification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09</text:p>
          </table:table-cell>
          <table:table-cell table:style-name="Table1.A2" office:value-type="string">
            <text:p text:style-name="P3">Program List 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10</text:p>
          </table:table-cell>
          <table:table-cell table:style-name="Table1.A2" office:value-type="string">
            <text:p text:style-name="P3">Program Category Details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11</text:p>
          </table:table-cell>
          <table:table-cell table:style-name="Table1.A2" office:value-type="string">
            <text:p text:style-name="P3">Program Full Schedules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12</text:p>
          </table:table-cell>
          <table:table-cell table:style-name="Table1.A2" office:value-type="string">
            <text:p text:style-name="P3">Program Details pag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13</text:p>
          </table:table-cell>
          <table:table-cell table:style-name="Table1.A2" office:value-type="string">
            <text:p text:style-name="P3">Member logged in &amp; have Registrants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14</text:p>
          </table:table-cell>
          <table:table-cell table:style-name="Table1.A2" office:value-type="string">
            <text:p text:style-name="P3">Member by step by step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15</text:p>
          </table:table-cell>
          <table:table-cell table:style-name="Table1.A2" office:value-type="string">
            <text:p text:style-name="P3">Online Stor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16</text:p>
          </table:table-cell>
          <table:table-cell table:style-name="Table1.A2" office:value-type="string">
            <text:p text:style-name="P3">Large Image View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17</text:p>
          </table:table-cell>
          <table:table-cell table:style-name="Table1.A2" office:value-type="string">
            <text:p text:style-name="P4">Over View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18</text:p>
          </table:table-cell>
          <table:table-cell table:style-name="Table1.A2" office:value-type="string">
            <text:p text:style-name="P4">Check Out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19">SKS</text:span>_019</text:p>
          </table:table-cell>
          <table:table-cell table:style-name="Table1.A2" office:value-type="string">
            <text:p text:style-name="P3">Thanks page </text:p>
          </table:table-cell>
          <table:table-cell table:style-name="Table1.C2" office:value-type="string">
            <text:p text:style-name="P5">User</text:p>
          </table:table-cell>
        </table:table-row>
      </table:table>
      <text:p text:style-name="P21"/>
      <text:p text:style-name="P9"/>
      <text:p text:style-name="P9"/>
      <text:p text:style-name="P9"/>
      <text:p text:style-name="P9"/>
      <text:p text:style-name="P9"/>
      <text:p text:style-name="P9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0"/>
      <text:p text:style-name="P20"/>
      <text:p text:style-name="P20">Use Case 1: Home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UseCaseName</text:p>
          </table:table-cell>
          <table:table-cell table:style-name="Table2.B1" office:value-type="string">
            <text:p text:style-name="P3">Home</text:p>
          </table:table-cell>
          <table:table-cell table:style-name="Table2.C1" office:value-type="string">
            <text:p text:style-name="P14">UseCaseType</text:p>
          </table:table-cell>
          <table:table-cell table:style-name="Table2.D1" office:value-type="string">
            <text:p text:style-name="P3">BusinessFlow</text:p>
          </table:table-cell>
        </table:table-row>
        <table:table-row table:style-name="Table2.1">
          <table:table-cell table:style-name="Table2.A2" office:value-type="string">
            <text:p text:style-name="P14">UsecaseID</text:p>
          </table:table-cell>
          <table:table-cell table:style-name="Table2.B2" office:value-type="string">
            <text:p text:style-name="P5">UC_SKS_001</text:p>
          </table:table-cell>
          <table:table-cell table:style-name="Table2.C2" office:value-type="string">
            <text:p text:style-name="P14">Priority</text:p>
          </table:table-cell>
          <table:table-cell table:style-name="Table2.D2" office:value-type="string">
            <text:p text:style-name="P5">Simple</text:p>
          </table:table-cell>
        </table:table-row>
        <table:table-row table:style-name="Table2.1">
          <table:table-cell table:style-name="Table2.A3" office:value-type="string">
            <text:p text:style-name="P14">PrimaryActors</text:p>
          </table:table-cell>
          <table:table-cell table:style-name="Table2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">OtherActors</text:p>
          </table:table-cell>
          <table:table-cell table:style-name="Table2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<text:s/>can view their home page and select SoccerKids account options.</text:p>
      <text:p text:style-name="P28">Precondition:</text:p>
      <text:p text:style-name="P5"><text:tab/>User should have entered into soccerkids web site.</text:p>
      <text:p text:style-name="P22">Primary Flow: </text:p>
      <text:p text:style-name="P24"><text:span text:style-name="T2">Step 1:</text:span><text:span text:style-name="T5"> User can select their soccerkids account options. </text:span></text:p>
      <text:p text:style-name="P24"><text:span text:style-name="T2">Step 2</text:span><text:span text:style-name="T5">: If user select I don't have a soccerkids account option and click on continue button <text:s text:c="10"/><text:tab/>page navigates to Tabbed <text:s/>registration page.</text:span></text:p>
      <text:p text:style-name="P24"><text:span text:style-name="T2">Step 3</text:span><text:span text:style-name="T5">: If user select I have a soccerkids account and would like to register for program <text:s text:c="2"/><text:tab/> and click on continue button page navigates to login page.</text:span></text:p>
      <text:p text:style-name="P24"><text:span text:style-name="T2">Step 4</text:span><text:span text:style-name="T5">: <text:s/>If user select I i would like to add my email address so you can notify me when <text:s text:c="4"/><text:tab/>registration begins option and click on continue button page navigates to <text:tab/>members add email id for notification.</text:span></text:p>
      <text:p text:style-name="P24"><text:span text:style-name="T2">Step 5</text:span><text:span text:style-name="T5">: <text:s/>On clicking login here link page navigates to login page.</text:span></text:p>
      <text:p text:style-name="P24"><text:span text:style-name="T2">Step 7</text:span><text:span text:style-name="T5">: <text:s/>On clicking login <text:s/>link page navigates to login page.</text:span></text:p>
      <text:p text:style-name="P24"><text:span text:style-name="T2">Step 8</text:span><text:span text:style-name="T5">: <text:s/>On clicking programs <text:s/>link page navigates to program list page.</text:span></text:p>
      <text:p text:style-name="P24"><text:span text:style-name="T2">Step 9</text:span><text:span text:style-name="T5">: <text:s/>On clicking Scccerkids online store <text:s/>link page navigates to online store page.</text:span></text:p>
      <text:p text:style-name="P25"/>
      <text:p text:style-name="P10"/>
      <text:p text:style-name="P28">Alternate Flow:</text:p>
      <text:p text:style-name="P5"><text:s text:c="25"/>NA.</text:p>
      <text:p text:style-name="P28">End State:</text:p>
      <text:p text:style-name="P19"><text:span text:style-name="T14"><text:s text:c="13"/><text:tab/></text:span><text:span text:style-name="T10">U</text:span><text:span text:style-name="T5">ser can view home page of soccerkids.</text:span></text:p>
      <text:p text:style-name="P21"/>
      <text:p text:style-name="P21"/>
      <text:p text:style-name="P21"/>
      <text:p text:style-name="P21"/>
      <text:p text:style-name="P20"><text:soft-page-break/></text:p>
      <text:p text:style-name="P20"/>
      <text:p text:style-name="P20">Use Case 2: LOGIN</text:p>
      <text:p text:style-name="P3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4">UseCaseName</text:p>
          </table:table-cell>
          <table:table-cell table:style-name="Table9.B1" office:value-type="string">
            <text:p text:style-name="P3">Login</text:p>
          </table:table-cell>
          <table:table-cell table:style-name="Table9.C1" office:value-type="string">
            <text:p text:style-name="P14">UseCaseType</text:p>
          </table:table-cell>
          <table:table-cell table:style-name="Table9.D1" office:value-type="string">
            <text:p text:style-name="P3">BusinessFlow</text:p>
          </table:table-cell>
        </table:table-row>
        <table:table-row table:style-name="Table9.1">
          <table:table-cell table:style-name="Table9.A2" office:value-type="string">
            <text:p text:style-name="P14">UsecaseID</text:p>
          </table:table-cell>
          <table:table-cell table:style-name="Table9.B2" office:value-type="string">
            <text:p text:style-name="P5">UC_SKS_002</text:p>
          </table:table-cell>
          <table:table-cell table:style-name="Table9.C2" office:value-type="string">
            <text:p text:style-name="P14">Priority</text:p>
          </table:table-cell>
          <table:table-cell table:style-name="Table9.D2" office:value-type="string">
            <text:p text:style-name="P5">Simple</text:p>
          </table:table-cell>
        </table:table-row>
        <table:table-row table:style-name="Table9.1">
          <table:table-cell table:style-name="Table9.A3" office:value-type="string">
            <text:p text:style-name="P14">PrimaryActors</text:p>
          </table:table-cell>
          <table:table-cell table:style-name="Table9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4">OtherActors</text:p>
          </table:table-cell>
          <table:table-cell table:style-name="Table9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login to see their profile.</text:p>
      <text:p text:style-name="P28">Precondition:</text:p>
      <text:p text:style-name="P5"><text:tab/>User is registered.</text:p>
      <text:p text:style-name="P22">Primary Flow: </text:p>
      <text:p text:style-name="P1"><text:span text:style-name="T5"><text:s text:c="12"/></text:span><text:span text:style-name="T2">Step 1:</text:span><text:span text:style-name="T5"> Click the login link.</text:span></text:p>
      <text:p text:style-name="P24"><text:span text:style-name="T2">Step 2: </text:span><text:span text:style-name="T5">Enter the email address and password and submit.</text:span></text:p>
      <text:p text:style-name="P24"><text:span text:style-name="T2">Step 3:</text:span><text:span text:style-name="T5"> Click on login button so page navigates to program list.</text:span></text:p>
      <text:p text:style-name="P28">Alternate Flow:</text:p>
      <text:p text:style-name="P1"><text:span text:style-name="T5"><text:s text:c="12"/></text:span><text:span text:style-name="T2">Step 1:</text:span><text:span text:style-name="T5"> User will be prompted to enter valid email address and password.</text:span></text:p>
      <text:p text:style-name="P28">End State:</text:p>
      <text:p text:style-name="P5"><text:tab/>User is authenticated. 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><text:soft-page-break/></text:p>
      <text:p text:style-name="P20">Use Case 3: Registration page</text:p>
      <text:p text:style-name="P3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4">UseCaseName</text:p>
          </table:table-cell>
          <table:table-cell table:style-name="Table5.B1" office:value-type="string">
            <text:p text:style-name="P5">Registration Page</text:p>
          </table:table-cell>
          <table:table-cell table:style-name="Table5.C1" office:value-type="string">
            <text:p text:style-name="P14">UseCaseType</text:p>
          </table:table-cell>
          <table:table-cell table:style-name="Table5.D1" office:value-type="string">
            <text:p text:style-name="P3">BusinessFlow</text:p>
          </table:table-cell>
        </table:table-row>
        <table:table-row table:style-name="Table5.1">
          <table:table-cell table:style-name="Table5.A2" office:value-type="string">
            <text:p text:style-name="P14">UsecaseID</text:p>
          </table:table-cell>
          <table:table-cell table:style-name="Table5.B2" office:value-type="string">
            <text:p text:style-name="P5">UC_SKS_003</text:p>
          </table:table-cell>
          <table:table-cell table:style-name="Table5.C2" office:value-type="string">
            <text:p text:style-name="P14">Priority</text:p>
          </table:table-cell>
          <table:table-cell table:style-name="Table5.D2" office:value-type="string">
            <text:p text:style-name="P5">Simple</text:p>
          </table:table-cell>
        </table:table-row>
        <table:table-row table:style-name="Table5.1">
          <table:table-cell table:style-name="Table5.A3" office:value-type="string">
            <text:p text:style-name="P14">PrimaryActors</text:p>
          </table:table-cell>
          <table:table-cell table:style-name="Table5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4">OtherActors</text:p>
          </table:table-cell>
          <table:table-cell table:style-name="Table5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gives players information.</text:p>
      <text:p text:style-name="P28">Precondition:</text:p>
      <text:p text:style-name="P5"><text:tab/>User clicks on continue button in acontact info page and user is in registration page.</text:p>
      <text:p text:style-name="P22">Primary Flow: </text:p>
      <text:p text:style-name="P24"><text:span text:style-name="T2">Step 1: </text:span><text:span text:style-name="T5">Enter Players first name.</text:span></text:p>
      <text:p text:style-name="P24"><text:span text:style-name="T2">Step 2:</text:span><text:span text:style-name="T5"> Enter Players <text:s/>Middle name. </text:span></text:p>
      <text:p text:style-name="P24"><text:span text:style-name="T2">Step 3:</text:span><text:span text:style-name="T5"> Enter Players <text:s/>last name .</text:span></text:p>
      <text:p text:style-name="P24"><text:span text:style-name="T2">Step 4:</text:span><text:span text:style-name="T5"> Select date of birth.</text:span></text:p>
      <text:p text:style-name="P24"><text:span text:style-name="T2">Step 5: </text:span><text:span text:style-name="T6">Select</text:span><text:span text:style-name="T5"> Gender.</text:span></text:p>
      <text:p text:style-name="P24"><text:span text:style-name="T2">Step 6:</text:span><text:span text:style-name="T5"> Enter School Name.</text:span></text:p>
      <text:p text:style-name="P24"><text:span text:style-name="T2">Step 7:</text:span><text:span text:style-name="T5"> Enter Registrant Info (Medical/Special).</text:span></text:p>
      <text:p text:style-name="P24"><text:span text:style-name="T2">Step 8:</text:span><text:span text:style-name="T5"> Click on choose a program will navigate to program overview page.</text:span></text:p>
      <text:p text:style-name="P28">Alternate Flow:</text:p>
      <text:p text:style-name="P5"><text:tab/>NA.</text:p>
      <text:p text:style-name="P28">End State:</text:p>
      <text:p text:style-name="P19"><text:span text:style-name="T14"><text:tab/></text:span><text:span text:style-name="T5">User had registered players informations and page navigated to overview page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><text:soft-page-break/></text:p>
      <text:p text:style-name="P20"/>
      <text:p text:style-name="P20">Use Case 4: Account Setup</text:p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>UseCaseName</text:p>
          </table:table-cell>
          <table:table-cell table:style-name="Table3.B1" office:value-type="string">
            <text:p text:style-name="P5">Account Setup</text:p>
          </table:table-cell>
          <table:table-cell table:style-name="Table3.C1" office:value-type="string">
            <text:p text:style-name="P14">UseCaseType</text:p>
          </table:table-cell>
          <table:table-cell table:style-name="Table3.D1" office:value-type="string">
            <text:p text:style-name="P3">BusinessFlow</text:p>
          </table:table-cell>
        </table:table-row>
        <table:table-row table:style-name="Table3.1">
          <table:table-cell table:style-name="Table3.A2" office:value-type="string">
            <text:p text:style-name="P14">UsecaseID</text:p>
          </table:table-cell>
          <table:table-cell table:style-name="Table3.B2" office:value-type="string">
            <text:p text:style-name="P5">UC_SKS_004</text:p>
          </table:table-cell>
          <table:table-cell table:style-name="Table3.C2" office:value-type="string">
            <text:p text:style-name="P14">Priority</text:p>
          </table:table-cell>
          <table:table-cell table:style-name="Table3.D2" office:value-type="string">
            <text:p text:style-name="P5">Simple</text:p>
          </table:table-cell>
        </table:table-row>
        <table:table-row table:style-name="Table3.1">
          <table:table-cell table:style-name="Table3.A3" office:value-type="string">
            <text:p text:style-name="P14">PrimaryActors</text:p>
          </table:table-cell>
          <table:table-cell table:style-name="Table3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4">OtherActors</text:p>
          </table:table-cell>
          <table:table-cell table:style-name="Table3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New user can Register themself .</text:p>
      <text:p text:style-name="P28">Precondition:</text:p>
      <text:p text:style-name="P5"><text:tab/>User selected i don't have a soccerkids account and clicked continue in home page .</text:p>
      <text:p text:style-name="P22">Primary Flow: </text:p>
      <text:p text:style-name="P1"><text:span text:style-name="T5"><text:s text:c="12"/></text:span><text:span text:style-name="T2">Step 1: </text:span><text:span text:style-name="T5">Enter valid email id .</text:span></text:p>
      <text:p text:style-name="P1"><text:span text:style-name="T5"><text:s text:c="12"/></text:span><text:span text:style-name="T2">Step 2</text:span><text:span text:style-name="T5">: Enter password <text:s/>.</text:span></text:p>
      <text:p text:style-name="P1"><text:span text:style-name="T5"><text:s text:c="12"/></text:span><text:span text:style-name="T2">Step 3:</text:span><text:span text:style-name="T5"> Enter <text:s/>password again in confirm password.</text:span></text:p>
      <text:p text:style-name="P5"><text:s text:c="12"/><text:span text:style-name="T18">Step 4</text:span>: Click on try another one to get new security code.</text:p>
      <text:p text:style-name="P5"><text:s text:c="12"/><text:span text:style-name="T18">Step 5</text:span>: Type the security code.</text:p>
      <text:p text:style-name="P5"><text:s text:c="12"/><text:span text:style-name="T18">Step 6</text:span>: Click on create my account with valid details page will navigate to contact info page </text:p>
      <text:p text:style-name="P28">Alternate Flow:</text:p>
      <text:p text:style-name="P5"><text:tab/>NA .</text:p>
      <text:p text:style-name="P28">End State:</text:p>
      <text:p text:style-name="P19"><text:span text:style-name="T14"><text:tab/></text:span><text:span text:style-name="T5">User creates a new account and page navigated to contact info page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0"><text:soft-page-break/></text:p>
      <text:p text:style-name="P20"/>
      <text:p text:style-name="P20">Use Case 5: Contact Info</text:p>
      <text:p text:style-name="P3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4">UseCaseName</text:p>
          </table:table-cell>
          <table:table-cell table:style-name="Table4.B1" office:value-type="string">
            <text:p text:style-name="P3">Contact Info</text:p>
          </table:table-cell>
          <table:table-cell table:style-name="Table4.C1" office:value-type="string">
            <text:p text:style-name="P14">UseCaseType</text:p>
          </table:table-cell>
          <table:table-cell table:style-name="Table4.D1" office:value-type="string">
            <text:p text:style-name="P3">BusinessFlow</text:p>
          </table:table-cell>
        </table:table-row>
        <table:table-row table:style-name="Table4.1">
          <table:table-cell table:style-name="Table4.A2" office:value-type="string">
            <text:p text:style-name="P14">UsecaseID</text:p>
          </table:table-cell>
          <table:table-cell table:style-name="Table4.B2" office:value-type="string">
            <text:p text:style-name="P5">UC_SKS_005</text:p>
          </table:table-cell>
          <table:table-cell table:style-name="Table4.C2" office:value-type="string">
            <text:p text:style-name="P14">Priority</text:p>
          </table:table-cell>
          <table:table-cell table:style-name="Table4.D2" office:value-type="string">
            <text:p text:style-name="P5">Simple</text:p>
          </table:table-cell>
        </table:table-row>
        <table:table-row table:style-name="Table4.1">
          <table:table-cell table:style-name="Table4.A3" office:value-type="string">
            <text:p text:style-name="P14">PrimaryActors</text:p>
          </table:table-cell>
          <table:table-cell table:style-name="Table4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4">OtherActors</text:p>
          </table:table-cell>
          <table:table-cell table:style-name="Table4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s can give their contact informations.</text:p>
      <text:p text:style-name="P28">Precondition:</text:p>
      <text:p text:style-name="P5"><text:tab/>User clicks on create account button in account info page and user is in contact info <text:s/><text:tab/>page.</text:p>
      <text:p text:style-name="P22">Primary Flow: </text:p>
      <text:p text:style-name="P24"><text:span text:style-name="T2">Step 1: </text:span><text:span text:style-name="T5">Enter first name.</text:span></text:p>
      <text:p text:style-name="P24"><text:span text:style-name="T2">Step 2:</text:span><text:span text:style-name="T5"> Enter last name .</text:span></text:p>
      <text:p text:style-name="P24"><text:span text:style-name="T2">Step 3:</text:span><text:span text:style-name="T5"> Enter Address Line 1.</text:span></text:p>
      <text:p text:style-name="P24"><text:span text:style-name="T2">Step 4:</text:span><text:span text:style-name="T5"> Enter Address Line 2.</text:span></text:p>
      <text:p text:style-name="P24"><text:span text:style-name="T2">Step 5:</text:span><text:span text:style-name="T5"> Enter city.</text:span></text:p>
      <text:p text:style-name="P24"><text:span text:style-name="T2">Step 6:</text:span><text:span text:style-name="T5"> Select state .</text:span></text:p>
      <text:p text:style-name="P24"><text:span text:style-name="T2">Step 7:</text:span><text:span text:style-name="T5"> Enter Zip.</text:span></text:p>
      <text:p text:style-name="P24"><text:span text:style-name="T2">Step 8:</text:span><text:span text:style-name="T5"> Enter Home Phone.</text:span></text:p>
      <text:p text:style-name="P24"><text:span text:style-name="T2">Step 9:</text:span><text:span text:style-name="T5"> Enter Alternate phone.</text:span></text:p>
      <text:p text:style-name="P24"><text:span text:style-name="T2">Step 10:</text:span><text:span text:style-name="T5"> Enter Alternate Email.</text:span></text:p>
      <text:p text:style-name="P24"><text:span text:style-name="T2">Step 11:</text:span><text:span text:style-name="T5"> Click on continue will navigate to registration view page.</text:span></text:p>
      <text:p text:style-name="P28">Alternate Flow:</text:p>
      <text:p text:style-name="P5"><text:tab/>NA.</text:p>
      <text:p text:style-name="P28">End State:</text:p>
      <text:p text:style-name="P19"><text:span text:style-name="T14"><text:tab/></text:span><text:span text:style-name="T5">User had registered their contact informations and page navigated to Registration page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0">Use Case 6: forgot your Password </text:p>
      <text:p text:style-name="P3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4">UseCaseName</text:p>
          </table:table-cell>
          <table:table-cell table:style-name="Table10.B1" office:value-type="string">
            <text:p text:style-name="P3">Forgot your password </text:p>
          </table:table-cell>
          <table:table-cell table:style-name="Table10.C1" office:value-type="string">
            <text:p text:style-name="P14">UseCaseType</text:p>
          </table:table-cell>
          <table:table-cell table:style-name="Table10.D1" office:value-type="string">
            <text:p text:style-name="P3">BusinessFlow</text:p>
          </table:table-cell>
        </table:table-row>
        <table:table-row table:style-name="Table10.1">
          <table:table-cell table:style-name="Table10.A2" office:value-type="string">
            <text:p text:style-name="P14">UsecaseID</text:p>
          </table:table-cell>
          <table:table-cell table:style-name="Table10.B2" office:value-type="string">
            <text:p text:style-name="P5">UC_SKS_006</text:p>
          </table:table-cell>
          <table:table-cell table:style-name="Table10.C2" office:value-type="string">
            <text:p text:style-name="P14">Priority</text:p>
          </table:table-cell>
          <table:table-cell table:style-name="Table10.D2" office:value-type="string">
            <text:p text:style-name="P5">Simple</text:p>
          </table:table-cell>
        </table:table-row>
        <table:table-row table:style-name="Table10.1">
          <table:table-cell table:style-name="Table10.A3" office:value-type="string">
            <text:p text:style-name="P14">PrimaryActors</text:p>
          </table:table-cell>
          <table:table-cell table:style-name="Table10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14">OtherActors</text:p>
          </table:table-cell>
          <table:table-cell table:style-name="Table10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recover the password <text:s/>.</text:p>
      <text:p text:style-name="P28">Precondition:</text:p>
      <text:p text:style-name="P5"><text:tab/>User is registered and user is in login page.</text:p>
      <text:p text:style-name="P22">Primary Flow: </text:p>
      <text:p text:style-name="P24"><text:span text:style-name="T2">Step 1: </text:span><text:span text:style-name="T5">Enter the valid email address.</text:span></text:p>
      <text:p text:style-name="P24"><text:span text:style-name="T2">Step 2:</text:span><text:span text:style-name="T5"> Clicks on get my password will give new password.</text:span></text:p>
      <text:p text:style-name="P26"><text:span text:style-name="T18">Step 3</text:span>: Click on cancel page will return to home page.</text:p>
      <text:p text:style-name="P28">Alternate Flow:</text:p>
      <text:p text:style-name="P15"><text:span text:style-name="T7"><text:tab/></text:span><text:span text:style-name="T6">NA.</text:span></text:p>
      <text:p text:style-name="P28">End State:</text:p>
      <text:p text:style-name="P19"><text:span text:style-name="T14"><text:tab/></text:span><text:span text:style-name="T5">The password is recoverd and <text:s/>message of your new password had been sent to your email address.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0">Use Case 7: Reset your Password </text:p>
      <text:p text:style-name="P3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4">UseCaseName</text:p>
          </table:table-cell>
          <table:table-cell table:style-name="Table11.B1" office:value-type="string">
            <text:p text:style-name="P3">Reset your password </text:p>
          </table:table-cell>
          <table:table-cell table:style-name="Table11.C1" office:value-type="string">
            <text:p text:style-name="P14">UseCaseType</text:p>
          </table:table-cell>
          <table:table-cell table:style-name="Table11.D1" office:value-type="string">
            <text:p text:style-name="P3">BusinessFlow</text:p>
          </table:table-cell>
        </table:table-row>
        <table:table-row table:style-name="Table11.1">
          <table:table-cell table:style-name="Table11.A2" office:value-type="string">
            <text:p text:style-name="P14">UsecaseID</text:p>
          </table:table-cell>
          <table:table-cell table:style-name="Table11.B2" office:value-type="string">
            <text:p text:style-name="P5">UC_SKS_007</text:p>
          </table:table-cell>
          <table:table-cell table:style-name="Table11.C2" office:value-type="string">
            <text:p text:style-name="P14">Priority</text:p>
          </table:table-cell>
          <table:table-cell table:style-name="Table11.D2" office:value-type="string">
            <text:p text:style-name="P5">Simple</text:p>
          </table:table-cell>
        </table:table-row>
        <table:table-row table:style-name="Table11.1">
          <table:table-cell table:style-name="Table11.A3" office:value-type="string">
            <text:p text:style-name="P14">PrimaryActors</text:p>
          </table:table-cell>
          <table:table-cell table:style-name="Table11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4">OtherActors</text:p>
          </table:table-cell>
          <table:table-cell table:style-name="Table11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reset their password <text:s/>.</text:p>
      <text:p text:style-name="P28">Precondition:</text:p>
      <text:p text:style-name="P5"><text:tab/>On clicking get my password , password is been sent to email id and page navigated to Reset your password page .</text:p>
      <text:p text:style-name="P22">Primary Flow: </text:p>
      <text:p text:style-name="P24"><text:span text:style-name="T2">Step 1: </text:span><text:span text:style-name="T5">Enter the password sent to users email id.</text:span></text:p>
      <text:p text:style-name="P24"><text:span text:style-name="T2">Step 2:</text:span><text:span text:style-name="T5"> Retype the password in conform password.</text:span></text:p>
      <text:p text:style-name="P26"><text:span text:style-name="T18">Step 3:</text:span> On clicking login page navigates to program list.</text:p>
      <text:p text:style-name="P28">Alternate Flow:</text:p>
      <text:p text:style-name="P1"><text:span text:style-name="T5"><text:tab/></text:span><text:span text:style-name="T6">Na.</text:span></text:p>
      <text:p text:style-name="P28">End State:</text:p>
      <text:p text:style-name="P19"><text:span text:style-name="T14"><text:tab/></text:span><text:span text:style-name="T5">The password had reset and page navigated to program list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21"/>
      <text:p text:style-name="P21"/>
      <text:p text:style-name="P21"><text:soft-page-break/></text:p>
      <text:p text:style-name="P20">Use Case 8: Members Add Email id for Notification </text:p>
      <text:p text:style-name="P3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4">UseCaseName</text:p>
          </table:table-cell>
          <table:table-cell table:style-name="Table12.B1" office:value-type="string">
            <text:p text:style-name="P3">Members Add Email id for Notification </text:p>
          </table:table-cell>
          <table:table-cell table:style-name="Table12.C1" office:value-type="string">
            <text:p text:style-name="P14">UseCaseType</text:p>
          </table:table-cell>
          <table:table-cell table:style-name="Table12.D1" office:value-type="string">
            <text:p text:style-name="P3">BusinessFlow</text:p>
          </table:table-cell>
        </table:table-row>
        <table:table-row table:style-name="Table12.1">
          <table:table-cell table:style-name="Table12.A2" office:value-type="string">
            <text:p text:style-name="P14">UsecaseID</text:p>
          </table:table-cell>
          <table:table-cell table:style-name="Table12.B2" office:value-type="string">
            <text:p text:style-name="P7">UC_SKS_008</text:p>
          </table:table-cell>
          <table:table-cell table:style-name="Table12.C2" office:value-type="string">
            <text:p text:style-name="P14">Priority</text:p>
          </table:table-cell>
          <table:table-cell table:style-name="Table12.D2" office:value-type="string">
            <text:p text:style-name="P5">Simple</text:p>
          </table:table-cell>
        </table:table-row>
        <table:table-row table:style-name="Table12.1">
          <table:table-cell table:style-name="Table12.A3" office:value-type="string">
            <text:p text:style-name="P14">PrimaryActors</text:p>
          </table:table-cell>
          <table:table-cell table:style-name="Table12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14">OtherActors</text:p>
          </table:table-cell>
          <table:table-cell table:style-name="Table12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add their email id for getting notification.</text:p>
      <text:p text:style-name="P28">Precondition:</text:p>
      <text:p text:style-name="P5"><text:tab/>Na.</text:p>
      <text:p text:style-name="P22">Primary Flow: </text:p>
      <text:p text:style-name="P24"><text:span text:style-name="T2">Step 1: </text:span><text:span text:style-name="T5">Enter the Email Id .</text:span></text:p>
      <text:p text:style-name="P24"><text:span text:style-name="T2">Step 2:</text:span><text:span text:style-name="T5"> Click on ok button page navigates to home page</text:span></text:p>
      <text:p text:style-name="P28">Alternate Flow:</text:p>
      <text:p text:style-name="P1"><text:span text:style-name="T5"><text:tab/></text:span><text:span text:style-name="T6">NA.</text:span></text:p>
      <text:p text:style-name="P28">End state:</text:p>
      <text:p text:style-name="P29"><text:span text:style-name="T13"><text:s text:c="12"/></text:span><text:span text:style-name="T5">Email id had been added to get notifications list.</text:span></text:p>
      <text:p text:style-name="P30"/>
      <text:p text:style-name="P30"/>
      <text:p text:style-name="P30"/>
      <text:p text:style-name="P3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0">Use Case 9: Program List</text:p>
      <text:p text:style-name="P3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14">UseCaseName</text:p>
          </table:table-cell>
          <table:table-cell table:style-name="Table13.B1" office:value-type="string">
            <text:p text:style-name="P3">Program List </text:p>
          </table:table-cell>
          <table:table-cell table:style-name="Table13.C1" office:value-type="string">
            <text:p text:style-name="P14">UseCaseType</text:p>
          </table:table-cell>
          <table:table-cell table:style-name="Table13.D1" office:value-type="string">
            <text:p text:style-name="P3">BusinessFlow</text:p>
          </table:table-cell>
        </table:table-row>
        <table:table-row table:style-name="Table13.1">
          <table:table-cell table:style-name="Table13.A2" office:value-type="string">
            <text:p text:style-name="P14">UsecaseID</text:p>
          </table:table-cell>
          <table:table-cell table:style-name="Table13.B2" office:value-type="string">
            <text:p text:style-name="P5">UC_SKS_009</text:p>
          </table:table-cell>
          <table:table-cell table:style-name="Table13.C2" office:value-type="string">
            <text:p text:style-name="P14">Priority</text:p>
          </table:table-cell>
          <table:table-cell table:style-name="Table13.D2" office:value-type="string">
            <text:p text:style-name="P5">Simple</text:p>
          </table:table-cell>
        </table:table-row>
        <table:table-row table:style-name="Table13.1">
          <table:table-cell table:style-name="Table13.A3" office:value-type="string">
            <text:p text:style-name="P14">PrimaryActors</text:p>
          </table:table-cell>
          <table:table-cell table:style-name="Table13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4">OtherActors</text:p>
          </table:table-cell>
          <table:table-cell table:style-name="Table13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view programs list.</text:p>
      <text:p text:style-name="P28">Precondition:</text:p>
      <text:p text:style-name="P5"><text:tab/>User had login.</text:p>
      <text:p text:style-name="P22">Primary Flow: </text:p>
      <text:p text:style-name="P24"><text:span text:style-name="T2">Step 1: </text:span><text:span text:style-name="T6">On clicking the seasons it <text:s/>shows all the programs listed on that season.</text:span></text:p>
      <text:p text:style-name="P24"><text:span text:style-name="T2">Step 2:</text:span><text:span text:style-name="T5"> On clicking the program, page navigates to program category details page.</text:span></text:p>
      <text:p text:style-name="P26"><text:span text:style-name="T18">Step 3</text:span>: On clicking show all link page navigates to program full schedules page.</text:p>
      <text:p text:style-name="P26"><text:span text:style-name="T18">Step 4</text:span>: In search box enter Search term and on clicking go it shows particular program. </text:p>
      <text:p text:style-name="P28">Alternate Flow:</text:p>
      <text:p text:style-name="P1"><text:span text:style-name="T5"><text:tab/></text:span><text:span text:style-name="T6">NA.</text:span></text:p>
      <text:p text:style-name="P28">End State:</text:p>
      <text:p text:style-name="P23"><text:s text:c="14"/>User viewed Program List and on selecting particular program page navigated to program category details page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/>
      <text:p text:style-name="P30"/>
      <text:p text:style-name="P21"/>
      <text:p text:style-name="P20"><text:soft-page-break/></text:p>
      <text:p text:style-name="P20"/>
      <text:p text:style-name="P20">Use Case 10: Program Category Details</text:p>
      <text:p text:style-name="P3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4">UseCaseName</text:p>
          </table:table-cell>
          <table:table-cell table:style-name="Table14.B1" office:value-type="string">
            <text:p text:style-name="P3">Program Category Details</text:p>
          </table:table-cell>
          <table:table-cell table:style-name="Table14.C1" office:value-type="string">
            <text:p text:style-name="P14">UseCaseType</text:p>
          </table:table-cell>
          <table:table-cell table:style-name="Table14.D1" office:value-type="string">
            <text:p text:style-name="P3">BusinessFlow</text:p>
          </table:table-cell>
        </table:table-row>
        <table:table-row table:style-name="Table14.1">
          <table:table-cell table:style-name="Table14.A2" office:value-type="string">
            <text:p text:style-name="P14">UsecaseID</text:p>
          </table:table-cell>
          <table:table-cell table:style-name="Table14.B2" office:value-type="string">
            <text:p text:style-name="P5">UC_SKS_010</text:p>
          </table:table-cell>
          <table:table-cell table:style-name="Table14.C2" office:value-type="string">
            <text:p text:style-name="P14">Priority</text:p>
          </table:table-cell>
          <table:table-cell table:style-name="Table14.D2" office:value-type="string">
            <text:p text:style-name="P5">Simple</text:p>
          </table:table-cell>
        </table:table-row>
        <table:table-row table:style-name="Table14.1">
          <table:table-cell table:style-name="Table14.A3" office:value-type="string">
            <text:p text:style-name="P14">PrimaryActors</text:p>
          </table:table-cell>
          <table:table-cell table:style-name="Table14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14">OtherActors</text:p>
          </table:table-cell>
          <table:table-cell table:style-name="Table14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view programs list.</text:p>
      <text:p text:style-name="P28">Precondition:</text:p>
      <text:p text:style-name="P5"><text:tab/><text:span text:style-name="T15">User is authenticated .</text:span></text:p>
      <text:p text:style-name="P22">Primary Flow: </text:p>
      <text:p text:style-name="P24"><text:span text:style-name="T2">Step 1: </text:span><text:span text:style-name="T6">On clicking the program pare navigates to corresponding program details page.</text:span></text:p>
      <text:p text:style-name="P24"><text:span text:style-name="T4">Step 2</text:span><text:span text:style-name="T6">: On clicking close page redirects to program list page</text:span><text:span text:style-name="T5"> .</text:span></text:p>
      <text:p text:style-name="P28">Alternate Flow:</text:p>
      <text:p text:style-name="P1"><text:span text:style-name="T5"><text:tab/></text:span><text:span text:style-name="T6">NA.</text:span></text:p>
      <text:p text:style-name="P28">End State:</text:p>
      <text:p text:style-name="P29"><text:s text:c="11"/><text:span text:style-name="T16"><text:s/>P</text:span><text:span text:style-name="T17">rogram list is displayed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0"/>
      <text:p text:style-name="P20"><text:soft-page-break/></text:p>
      <text:p text:style-name="P20"/>
      <text:p text:style-name="P20">Use Case 11: Program Full schedules</text:p>
      <text:p text:style-name="P3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14">UseCaseName</text:p>
          </table:table-cell>
          <table:table-cell table:style-name="Table15.B1" office:value-type="string">
            <text:p text:style-name="P3">Program Full Schedules</text:p>
          </table:table-cell>
          <table:table-cell table:style-name="Table15.C1" office:value-type="string">
            <text:p text:style-name="P14">UseCaseType</text:p>
          </table:table-cell>
          <table:table-cell table:style-name="Table15.D1" office:value-type="string">
            <text:p text:style-name="P3">BusinessFlow</text:p>
          </table:table-cell>
        </table:table-row>
        <table:table-row table:style-name="Table15.1">
          <table:table-cell table:style-name="Table15.A2" office:value-type="string">
            <text:p text:style-name="P14">UsecaseID</text:p>
          </table:table-cell>
          <table:table-cell table:style-name="Table15.B2" office:value-type="string">
            <text:p text:style-name="P5">UC_SKS_011</text:p>
          </table:table-cell>
          <table:table-cell table:style-name="Table15.C2" office:value-type="string">
            <text:p text:style-name="P14">Priority</text:p>
          </table:table-cell>
          <table:table-cell table:style-name="Table15.D2" office:value-type="string">
            <text:p text:style-name="P5">Simple</text:p>
          </table:table-cell>
        </table:table-row>
        <table:table-row table:style-name="Table15.1">
          <table:table-cell table:style-name="Table15.A3" office:value-type="string">
            <text:p text:style-name="P14">PrimaryActors</text:p>
          </table:table-cell>
          <table:table-cell table:style-name="Table15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14">OtherActors</text:p>
          </table:table-cell>
          <table:table-cell table:style-name="Table15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view Full program schedules.</text:p>
      <text:p text:style-name="P28">Precondition:</text:p>
      <text:p text:style-name="P5"><text:tab/> User clicks on show all and page navigated to program full schedule.</text:p>
      <text:p text:style-name="P22">Primary Flow: </text:p>
      <text:p text:style-name="P24"><text:span text:style-name="T4">Step 1</text:span><text:span text:style-name="T2">: </text:span><text:span text:style-name="T6">On clicking the location link google map is displayed.</text:span></text:p>
      <text:p text:style-name="P27"><text:span text:style-name="T18">Step 2</text:span>: On clicking Register button program details page is displayed.</text:p>
      <text:p text:style-name="P28">Alternate Flow:</text:p>
      <text:p text:style-name="P15"><text:span text:style-name="T7"><text:tab/></text:span><text:span text:style-name="T6">NA.</text:span></text:p>
      <text:p text:style-name="P28">End State:</text:p>
      <text:p text:style-name="P29"><text:s text:c="11"/>Full<text:span text:style-name="T16"> </text:span><text:span text:style-name="T17">program list is displayed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/>
      <text:p text:style-name="P20"/>
      <text:p text:style-name="P20"><text:soft-page-break/></text:p>
      <text:p text:style-name="P20">Use Case 12: Program Details page</text:p>
      <text:p text:style-name="P3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14">UseCaseName</text:p>
          </table:table-cell>
          <table:table-cell table:style-name="Table16.B1" office:value-type="string">
            <text:p text:style-name="P3">Program Details page</text:p>
          </table:table-cell>
          <table:table-cell table:style-name="Table16.C1" office:value-type="string">
            <text:p text:style-name="P14">UseCaseType</text:p>
          </table:table-cell>
          <table:table-cell table:style-name="Table16.D1" office:value-type="string">
            <text:p text:style-name="P3">BusinessFlow</text:p>
          </table:table-cell>
        </table:table-row>
        <table:table-row table:style-name="Table16.1">
          <table:table-cell table:style-name="Table16.A2" office:value-type="string">
            <text:p text:style-name="P14">UsecaseID</text:p>
          </table:table-cell>
          <table:table-cell table:style-name="Table16.B2" office:value-type="string">
            <text:p text:style-name="P5">UC_SKS_012</text:p>
          </table:table-cell>
          <table:table-cell table:style-name="Table16.C2" office:value-type="string">
            <text:p text:style-name="P14">Priority</text:p>
          </table:table-cell>
          <table:table-cell table:style-name="Table16.D2" office:value-type="string">
            <text:p text:style-name="P5">Simple</text:p>
          </table:table-cell>
        </table:table-row>
        <table:table-row table:style-name="Table16.1">
          <table:table-cell table:style-name="Table16.A3" office:value-type="string">
            <text:p text:style-name="P14">PrimaryActors</text:p>
          </table:table-cell>
          <table:table-cell table:style-name="Table16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14">OtherActors</text:p>
          </table:table-cell>
          <table:table-cell table:style-name="Table16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view Program Details.</text:p>
      <text:p text:style-name="P28">Precondition:</text:p>
      <text:p text:style-name="P5"><text:tab/>Either on clicking programs link in program category detail page or on clicking <text:s/><text:tab/>Register link in program full schedules page.</text:p>
      <text:p text:style-name="P22">Primary Flow: </text:p>
      <text:p text:style-name="P24"><text:span text:style-name="T4">Step 1:</text:span><text:span text:style-name="T2"> </text:span><text:span text:style-name="T6">On clicking view map link google map is displayed.</text:span></text:p>
      <text:p text:style-name="P27"><text:span text:style-name="T18">Step 2:</text:span> On clicking Register for program,if user is not logged, page navigates to login <text:s text:c="2"/><text:tab/>page.</text:p>
      <text:p text:style-name="P27"><text:span text:style-name="T18">Step 3:</text:span> On clicking Register for program, if user logged in &amp;already have registrants, page <text:tab/>navigates Member logged in &amp; have Registrants page.</text:p>
      <text:p text:style-name="P27"><text:span text:style-name="T18">Step 2:</text:span> On clicking Register for program,if user is logged in and have no registrants, page <text:tab/>navigates to Member by step by step page.</text:p>
      <text:p text:style-name="P24"><text:span text:style-name="T4">Step 1:</text:span><text:span text:style-name="T3"> </text:span><text:span text:style-name="T6">On clicking choose different program link , navigates to program list page.</text:span></text:p>
      <text:p text:style-name="P28">Alternate Flow:</text:p>
      <text:p text:style-name="P15"><text:span text:style-name="T7"><text:tab/></text:span><text:span text:style-name="T6">NA.</text:span></text:p>
      <text:p text:style-name="P28">End State:</text:p>
      <text:p text:style-name="P29"><text:s text:c="11"/>Full<text:span text:style-name="T16"> </text:span><text:span text:style-name="T17">program details <text:s/>displayed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2"/>
      <text:p text:style-name="P20">Use Case 13: Member Logged in &amp; Have Registrants</text:p>
      <text:p text:style-name="P3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14">UseCaseName</text:p>
          </table:table-cell>
          <table:table-cell table:style-name="Table17.B1" office:value-type="string">
            <text:p text:style-name="P3">Member logged in &amp; have Registrants</text:p>
          </table:table-cell>
          <table:table-cell table:style-name="Table17.C1" office:value-type="string">
            <text:p text:style-name="P14">UseCaseType</text:p>
          </table:table-cell>
          <table:table-cell table:style-name="Table17.D1" office:value-type="string">
            <text:p text:style-name="P3">BusinessFlow</text:p>
          </table:table-cell>
        </table:table-row>
        <table:table-row table:style-name="Table17.1">
          <table:table-cell table:style-name="Table17.A2" office:value-type="string">
            <text:p text:style-name="P14">UsecaseID</text:p>
          </table:table-cell>
          <table:table-cell table:style-name="Table17.B2" office:value-type="string">
            <text:p text:style-name="P5">UC_SKS_013</text:p>
          </table:table-cell>
          <table:table-cell table:style-name="Table17.C2" office:value-type="string">
            <text:p text:style-name="P14">Priority</text:p>
          </table:table-cell>
          <table:table-cell table:style-name="Table17.D2" office:value-type="string">
            <text:p text:style-name="P5">Simple</text:p>
          </table:table-cell>
        </table:table-row>
        <table:table-row table:style-name="Table17.1">
          <table:table-cell table:style-name="Table17.A3" office:value-type="string">
            <text:p text:style-name="P14">PrimaryActors</text:p>
          </table:table-cell>
          <table:table-cell table:style-name="Table17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14">OtherActors</text:p>
          </table:table-cell>
          <table:table-cell table:style-name="Table17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view the program that was selected.</text:p>
      <text:p text:style-name="P28">Precondition:</text:p>
      <text:p text:style-name="P5"><text:tab/>On clicking register for program link in program details page when user is logged in and already have registrants page navigates to Member logged in &amp; Have Registrants page.</text:p>
      <text:p text:style-name="P22">Primary Flow: </text:p>
      <text:p text:style-name="P24"><text:span text:style-name="T4">Step 1:</text:span><text:span text:style-name="T2"> </text:span><text:span text:style-name="T6">On clicking view map link google map is displayed.</text:span></text:p>
      <text:p text:style-name="P27"><text:span text:style-name="T18">Step 2:</text:span> Select players name in add player .</text:p>
      <text:p text:style-name="P27"><text:span text:style-name="T18">Step 3: </text:span>Add another player by clicking add another player. </text:p>
      <text:p text:style-name="P27"><text:span text:style-name="T18">Step 4:</text:span> Click on continue page navigates to online store page.</text:p>
      <text:p text:style-name="P28">Alternate Flow:</text:p>
      <text:p text:style-name="P15"><text:span text:style-name="T7"><text:tab/></text:span><text:span text:style-name="T6">NA.</text:span></text:p>
      <text:p text:style-name="P28">End State:</text:p>
      <text:p text:style-name="P29"><text:s text:c="11"/>P<text:span text:style-name="T17">rogram details <text:s/>is displayed 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20">Use Case 14: Member by step by step</text:p>
      <text:p text:style-name="P3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14">UseCaseName</text:p>
          </table:table-cell>
          <table:table-cell table:style-name="Table18.B1" office:value-type="string">
            <text:p text:style-name="P3">Member by step by step</text:p>
          </table:table-cell>
          <table:table-cell table:style-name="Table18.C1" office:value-type="string">
            <text:p text:style-name="P14">UseCaseType</text:p>
          </table:table-cell>
          <table:table-cell table:style-name="Table18.D1" office:value-type="string">
            <text:p text:style-name="P3">BusinessFlow</text:p>
          </table:table-cell>
        </table:table-row>
        <table:table-row table:style-name="Table18.1">
          <table:table-cell table:style-name="Table18.A2" office:value-type="string">
            <text:p text:style-name="P14">UsecaseID</text:p>
          </table:table-cell>
          <table:table-cell table:style-name="Table18.B2" office:value-type="string">
            <text:p text:style-name="P5">UC_SKS_014</text:p>
          </table:table-cell>
          <table:table-cell table:style-name="Table18.C2" office:value-type="string">
            <text:p text:style-name="P14">Priority</text:p>
          </table:table-cell>
          <table:table-cell table:style-name="Table18.D2" office:value-type="string">
            <text:p text:style-name="P5">Simple</text:p>
          </table:table-cell>
        </table:table-row>
        <table:table-row table:style-name="Table18.1">
          <table:table-cell table:style-name="Table18.A3" office:value-type="string">
            <text:p text:style-name="P14">PrimaryActors</text:p>
          </table:table-cell>
          <table:table-cell table:style-name="Table18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14">OtherActors</text:p>
          </table:table-cell>
          <table:table-cell table:style-name="Table18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view the program that was selected.</text:p>
      <text:p text:style-name="P28">Precondition:</text:p>
      <text:p text:style-name="P5"><text:tab/>On clicking register for program link in program details page when user is logged in and <text:tab/>already have registrants page navigates to Member logged in &amp; Have Registrants page.</text:p>
      <text:p text:style-name="P22">Primary Flow: </text:p>
      <text:p text:style-name="P24"><text:span text:style-name="T4">Step 1:</text:span><text:span text:style-name="T2"> </text:span><text:span text:style-name="T6">On clicking view map link google map is displayed.</text:span></text:p>
      <text:p text:style-name="P27"><text:span text:style-name="T18">Step 2:</text:span> Select players name in add player .</text:p>
      <text:p text:style-name="P27"><text:span text:style-name="T18">Step 3:</text:span> Add another player by clicking add another player .</text:p>
      <text:p text:style-name="P27"><text:span text:style-name="T18">Step 4:</text:span> Click on continue page navigates to online store page.</text:p>
      <text:p text:style-name="P28">Alternate Flow:</text:p>
      <text:p text:style-name="P15"><text:span text:style-name="T7"><text:tab/></text:span><text:span text:style-name="T6">NA.</text:span></text:p>
      <text:p text:style-name="P28">End State:</text:p>
      <text:p text:style-name="P29"><text:s text:c="11"/>P<text:span text:style-name="T17">rogram and player details <text:s/>is displayed 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20">Use Case 15: Online Store</text:p>
      <text:p text:style-name="P33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14">UseCaseName</text:p>
          </table:table-cell>
          <table:table-cell table:style-name="Table19.B1" office:value-type="string">
            <text:p text:style-name="P3">Online Store</text:p>
          </table:table-cell>
          <table:table-cell table:style-name="Table19.C1" office:value-type="string">
            <text:p text:style-name="P14">UseCaseType</text:p>
          </table:table-cell>
          <table:table-cell table:style-name="Table19.D1" office:value-type="string">
            <text:p text:style-name="P3">BusinessFlow</text:p>
          </table:table-cell>
        </table:table-row>
        <table:table-row table:style-name="Table19.1">
          <table:table-cell table:style-name="Table19.A2" office:value-type="string">
            <text:p text:style-name="P14">UsecaseID</text:p>
          </table:table-cell>
          <table:table-cell table:style-name="Table19.B2" office:value-type="string">
            <text:p text:style-name="P5">UC_SKS_015</text:p>
          </table:table-cell>
          <table:table-cell table:style-name="Table19.C2" office:value-type="string">
            <text:p text:style-name="P14">Priority</text:p>
          </table:table-cell>
          <table:table-cell table:style-name="Table19.D2" office:value-type="string">
            <text:p text:style-name="P5">Simple</text:p>
          </table:table-cell>
        </table:table-row>
        <table:table-row table:style-name="Table19.1">
          <table:table-cell table:style-name="Table19.A3" office:value-type="string">
            <text:p text:style-name="P14">PrimaryActors</text:p>
          </table:table-cell>
          <table:table-cell table:style-name="Table19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14">OtherActors</text:p>
          </table:table-cell>
          <table:table-cell table:style-name="Table19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view and <text:s/>purchase the kit.</text:p>
      <text:p text:style-name="P28">Precondition:</text:p>
      <text:p text:style-name="P5"><text:tab/>On clicking continue link in Member by step by step page .</text:p>
      <text:p text:style-name="P16">Primary Flow: </text:p>
      <text:p text:style-name="P24"><text:span text:style-name="T4">Step 1: </text:span><text:span text:style-name="T6">Select size</text:span><text:span text:style-name="T2">.</text:span></text:p>
      <text:p text:style-name="P27"><text:span text:style-name="T18">Step 2:</text:span> Select Color.</text:p>
      <text:p text:style-name="P27"><text:span text:style-name="T18">Step 3: </text:span>Enter Qty.</text:p>
      <text:p text:style-name="P27"><text:span text:style-name="T18">Step 4:</text:span> Click on Add to cart,so that item is added to cart.</text:p>
      <text:p text:style-name="P27"><text:span text:style-name="T18">Step 5: </text:span>Click on add item user can add programs .</text:p>
      <text:p text:style-name="P27"><text:span text:style-name="T18">Step 6:</text:span> Click on enlarge image to view the large image.</text:p>
      <text:p text:style-name="P34">Alternate Flow:</text:p>
      <text:p text:style-name="P15"><text:span text:style-name="T7"><text:tab/></text:span><text:span text:style-name="T6">NA.</text:span></text:p>
      <text:p text:style-name="P28">End State:</text:p>
      <text:p text:style-name="P29"><text:s text:c="8"/><text:span text:style-name="T17"><text:s text:c="4"/>User viewed the kit details and order for purchased 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20">Use Case 16: Large Image View</text:p>
      <text:p text:style-name="P33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4">UseCaseName</text:p>
          </table:table-cell>
          <table:table-cell table:style-name="Table20.B1" office:value-type="string">
            <text:p text:style-name="P3">Large Image View</text:p>
          </table:table-cell>
          <table:table-cell table:style-name="Table20.C1" office:value-type="string">
            <text:p text:style-name="P14">UseCaseType</text:p>
          </table:table-cell>
          <table:table-cell table:style-name="Table20.D1" office:value-type="string">
            <text:p text:style-name="P3">BusinessFlow</text:p>
          </table:table-cell>
        </table:table-row>
        <table:table-row table:style-name="Table20.1">
          <table:table-cell table:style-name="Table20.A2" office:value-type="string">
            <text:p text:style-name="P14">UsecaseID</text:p>
          </table:table-cell>
          <table:table-cell table:style-name="Table20.B2" office:value-type="string">
            <text:p text:style-name="P5">UC_SKS_016</text:p>
          </table:table-cell>
          <table:table-cell table:style-name="Table20.C2" office:value-type="string">
            <text:p text:style-name="P14">Priority</text:p>
          </table:table-cell>
          <table:table-cell table:style-name="Table20.D2" office:value-type="string">
            <text:p text:style-name="P5">Simple</text:p>
          </table:table-cell>
        </table:table-row>
        <table:table-row table:style-name="Table20.1">
          <table:table-cell table:style-name="Table20.A3" office:value-type="string">
            <text:p text:style-name="P14">PrimaryActors</text:p>
          </table:table-cell>
          <table:table-cell table:style-name="Table20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14">OtherActors</text:p>
          </table:table-cell>
          <table:table-cell table:style-name="Table20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view larger image of <text:s/>kit item .</text:p>
      <text:p text:style-name="P28">Precondition:</text:p>
      <text:p text:style-name="P5"><text:tab/>On clicking Enlarge image link in Online store page Large image view is displayed .</text:p>
      <text:p text:style-name="P16">Primary Flow: </text:p>
      <text:p text:style-name="P24"><text:span text:style-name="T4">Step 1:</text:span><text:span text:style-name="T2"> <text:s/></text:span><text:span text:style-name="T6">Click on close this window button to close the enlargerd image window.</text:span></text:p>
      <text:p text:style-name="P34">Alternate Flow:</text:p>
      <text:p text:style-name="P15"><text:span text:style-name="T7"><text:tab/></text:span><text:span text:style-name="T6">NA.</text:span></text:p>
      <text:p text:style-name="P28">End State:</text:p>
      <text:p text:style-name="P29"><text:s text:c="8"/><text:span text:style-name="T17"><text:s text:c="4"/>User viewed enlarged image 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0">Use Case 17: Over View</text:p>
      <text:p text:style-name="P3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4">UseCaseName</text:p>
          </table:table-cell>
          <table:table-cell table:style-name="Table6.B1" office:value-type="string">
            <text:p text:style-name="P4">Over View</text:p>
          </table:table-cell>
          <table:table-cell table:style-name="Table6.C1" office:value-type="string">
            <text:p text:style-name="P14">UseCaseType</text:p>
          </table:table-cell>
          <table:table-cell table:style-name="Table6.D1" office:value-type="string">
            <text:p text:style-name="P3">BusinessFlow</text:p>
          </table:table-cell>
        </table:table-row>
        <table:table-row table:style-name="Table6.1">
          <table:table-cell table:style-name="Table6.A2" office:value-type="string">
            <text:p text:style-name="P14">UsecaseID</text:p>
          </table:table-cell>
          <table:table-cell table:style-name="Table6.B2" office:value-type="string">
            <text:p text:style-name="P5">UC_SKS_017</text:p>
          </table:table-cell>
          <table:table-cell table:style-name="Table6.C2" office:value-type="string">
            <text:p text:style-name="P14">Priority</text:p>
          </table:table-cell>
          <table:table-cell table:style-name="Table6.D2" office:value-type="string">
            <text:p text:style-name="P5">Simple</text:p>
          </table:table-cell>
        </table:table-row>
        <table:table-row table:style-name="Table6.1">
          <table:table-cell table:style-name="Table6.A3" office:value-type="string">
            <text:p text:style-name="P14">PrimaryActors</text:p>
          </table:table-cell>
          <table:table-cell table:style-name="Table6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4">OtherActors</text:p>
          </table:table-cell>
          <table:table-cell table:style-name="Table6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view players over view details.</text:p>
      <text:p text:style-name="P28">Precondition:</text:p>
      <text:p text:style-name="P5"><text:tab/>User clicks on choose the program link in registration page and navigated to overview <text:s/><text:tab/>page.</text:p>
      <text:p text:style-name="P22">Primary Flow: </text:p>
      <text:p text:style-name="P1"><text:span text:style-name="T5"><text:s text:c="12"/></text:span><text:span text:style-name="T2">Step 1:</text:span><text:span text:style-name="T5"> </text:span><text:span text:style-name="T8">User</text:span><text:span text:style-name="T5"> can select programs listed</text:span></text:p>
      <text:p text:style-name="P24"><text:span text:style-name="T2">Step 2: </text:span><text:span text:style-name="T6">Click</text:span><text:span text:style-name="T5"> on continue link will navigate to Checkout page</text:span></text:p>
      <text:p text:style-name="P25"/>
      <text:p text:style-name="P28">Alternate Flow:</text:p>
      <text:p text:style-name="P5"><text:tab/>NA.</text:p>
      <text:p text:style-name="P28">End State:</text:p>
      <text:p text:style-name="P23"><text:tab/>On clicking continue link page navigates to Checkout view page. 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21"/>
      <text:p text:style-name="P20">Use Case 18: Check Out</text:p>
      <text:p text:style-name="P3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4">UseCaseName</text:p>
          </table:table-cell>
          <table:table-cell table:style-name="Table7.B1" office:value-type="string">
            <text:p text:style-name="P4">Check Out</text:p>
          </table:table-cell>
          <table:table-cell table:style-name="Table7.C1" office:value-type="string">
            <text:p text:style-name="P14">UseCaseType</text:p>
          </table:table-cell>
          <table:table-cell table:style-name="Table7.D1" office:value-type="string">
            <text:p text:style-name="P3">BusinessFlow</text:p>
          </table:table-cell>
        </table:table-row>
        <table:table-row table:style-name="Table7.1">
          <table:table-cell table:style-name="Table7.A2" office:value-type="string">
            <text:p text:style-name="P14">UsecaseID</text:p>
          </table:table-cell>
          <table:table-cell table:style-name="Table7.B2" office:value-type="string">
            <text:p text:style-name="P5">UC_SKS_018</text:p>
          </table:table-cell>
          <table:table-cell table:style-name="Table7.C2" office:value-type="string">
            <text:p text:style-name="P14">Priority</text:p>
          </table:table-cell>
          <table:table-cell table:style-name="Table7.D2" office:value-type="string">
            <text:p text:style-name="P5">Simple</text:p>
          </table:table-cell>
        </table:table-row>
        <table:table-row table:style-name="Table7.1">
          <table:table-cell table:style-name="Table7.A3" office:value-type="string">
            <text:p text:style-name="P14">PrimaryActors</text:p>
          </table:table-cell>
          <table:table-cell table:style-name="Table7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4">OtherActors</text:p>
          </table:table-cell>
          <table:table-cell table:style-name="Table7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can view Program details,cart details,charge details,Billing Information .</text:p>
      <text:p text:style-name="P28">Precondition:</text:p>
      <text:p text:style-name="P5"><text:tab/>User clicks on continue link in overview page and navigated to checkout page.</text:p>
      <text:p text:style-name="P22">Primary Flow: </text:p>
      <text:p text:style-name="P1"><text:span text:style-name="T5"><text:s text:c="12"/></text:span><text:span text:style-name="T2">Step 1:</text:span><text:span text:style-name="T5"> Enter Card Holder Name .</text:span></text:p>
      <text:p text:style-name="P1"><text:span text:style-name="T2"><text:s text:c="12"/>Step 2:</text:span><text:span text:style-name="T5"> Enter Billing Address.</text:span></text:p>
      <text:p text:style-name="P1"><text:span text:style-name="T2"><text:s text:c="12"/>Step 3:</text:span><text:span text:style-name="T5"> Enter city.</text:span></text:p>
      <text:p text:style-name="P1"><text:span text:style-name="T5"><text:s text:c="12"/></text:span><text:span text:style-name="T2">Step 4:</text:span><text:span text:style-name="T5"> Enter state.</text:span></text:p>
      <text:p text:style-name="P1"><text:span text:style-name="T5"><text:s text:c="12"/></text:span><text:span text:style-name="T2">Step 5:</text:span><text:span text:style-name="T5"> Enter Zip.</text:span></text:p>
      <text:p text:style-name="P1"><text:span text:style-name="T5"><text:s text:c="12"/></text:span><text:span text:style-name="T2">Step 6:</text:span><text:span text:style-name="T5"> Select what kind of card.</text:span></text:p>
      <text:p text:style-name="P1"><text:span text:style-name="T5"><text:s text:c="12"/></text:span><text:span text:style-name="T2">Step 7:</text:span><text:span text:style-name="T5"> Enter Card Number.</text:span></text:p>
      <text:p text:style-name="P1"><text:span text:style-name="T5"><text:s text:c="12"/></text:span><text:span text:style-name="T2">Step 8:</text:span><text:span text:style-name="T5"> Select Expiration Date.</text:span></text:p>
      <text:p text:style-name="P1"><text:span text:style-name="T5"><text:s text:c="12"/></text:span><text:span text:style-name="T2">Step 9:</text:span><text:span text:style-name="T5"> Enter Card Verification Number.</text:span></text:p>
      <text:p text:style-name="P1"><text:span text:style-name="T5"><text:s text:c="12"/></text:span><text:span text:style-name="T2">Step 10:</text:span><text:span text:style-name="T5"> Click on continue will navigate to Thanks Page .</text:span></text:p>
      <text:p text:style-name="P28">Alternate Flow:</text:p>
      <text:p text:style-name="P5"><text:tab/>NA.</text:p>
      <text:p text:style-name="P28">End State:</text:p>
      <text:p text:style-name="P23"><text:tab/>On clicking continue link page navigates to Thanks page. <text:s/></text:p>
      <text:p text:style-name="P31"/>
      <text:p text:style-name="P31"/>
      <text:p text:style-name="P3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0">Use Case 19: Thanks Page </text:p>
      <text:p text:style-name="P3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4">UseCaseName</text:p>
          </table:table-cell>
          <table:table-cell table:style-name="Table8.B1" office:value-type="string">
            <text:p text:style-name="P3">Thanks page </text:p>
          </table:table-cell>
          <table:table-cell table:style-name="Table8.C1" office:value-type="string">
            <text:p text:style-name="P14">UseCaseType</text:p>
          </table:table-cell>
          <table:table-cell table:style-name="Table8.D1" office:value-type="string">
            <text:p text:style-name="P3">BusinessFlow</text:p>
          </table:table-cell>
        </table:table-row>
        <table:table-row table:style-name="Table8.1">
          <table:table-cell table:style-name="Table8.A2" office:value-type="string">
            <text:p text:style-name="P14">UsecaseID</text:p>
          </table:table-cell>
          <table:table-cell table:style-name="Table8.B2" office:value-type="string">
            <text:p text:style-name="P5">UC_SKS_019</text:p>
          </table:table-cell>
          <table:table-cell table:style-name="Table8.C2" office:value-type="string">
            <text:p text:style-name="P14">Priority</text:p>
          </table:table-cell>
          <table:table-cell table:style-name="Table8.D2" office:value-type="string">
            <text:p text:style-name="P5">Simple</text:p>
          </table:table-cell>
        </table:table-row>
        <table:table-row table:style-name="Table8.1">
          <table:table-cell table:style-name="Table8.A3" office:value-type="string">
            <text:p text:style-name="P14">PrimaryActors</text:p>
          </table:table-cell>
          <table:table-cell table:style-name="Table8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4">OtherActors</text:p>
          </table:table-cell>
          <table:table-cell table:style-name="Table8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8">Description:</text:p>
      <text:p text:style-name="P6"><text:tab/>User view thanks view page.</text:p>
      <text:p text:style-name="P28">Precondition:</text:p>
      <text:p text:style-name="P5"><text:s text:c="20"/>User clicks on continue link in Checkout page navigates to thanks page.</text:p>
      <text:p text:style-name="P22">Primary Flow: </text:p>
      <text:p text:style-name="P24"><text:span text:style-name="T2">Step 1: </text:span><text:span text:style-name="T5">Click on Go to Home will navigate to Home page.</text:span></text:p>
      <text:p text:style-name="P28">Alternate Flow:</text:p>
      <text:p text:style-name="P5"><text:tab/>NA.</text:p>
      <text:p text:style-name="P28">End State:</text:p>
      <text:p text:style-name="P23"><text:s text:c="19"/>Thanks <text:s/>is displayed and on clicking go to home link navigate to home page.</text:p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Calibri1" svg:font-family="Calibri"/>
    <style:font-face style:name="Liberation Serif" svg:font-family="'Liberation Serif'"/>
    <style:font-face style:name="Verdana" svg:font-family="Verdana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8T12:28:24</dc:date>
    <dc:creator>chilambarasan </dc:creator>
    <meta:editing-duration>PT8H45M3S</meta:editing-duration>
    <meta:editing-cycles>330</meta:editing-cycles>
    <meta:generator>LibreOffice/3.4$Linux LibreOffice_project/340m1$Build-302</meta:generator>
    <meta:document-statistic meta:table-count="20" meta:image-count="0" meta:object-count="0" meta:page-count="22" meta:paragraph-count="591" meta:word-count="2201" meta:character-count="13831" meta:non-whitespace-character-count="11614"/>
  </office:meta>
</office:document-meta>
</file>